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eorgia" svg:font-family="Georgia, Times, sans-serif"/>
    <style:font-face style:name="headline-semi-bold" svg:font-family="headline-semi-bold, Helvetica, Arial, sans-serif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Verdana1" svg:font-family="Verdana" style:font-family-generic="roman" style:font-pitch="variable"/>
    <style:font-face style:name="Caladea" svg:font-family="Caladea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  <style:font-face style:name="Verdana2" svg:font-family="Verdana" style:font-family-generic="system" style:font-pitch="variable"/>
  </office:font-face-decls>
  <office:automatic-styles>
    <style:style style:name="Table1" style:family="table">
      <style:table-properties style:width="6.5in" fo:margin-left="-0.0813in" fo:margin-top="0in" fo:margin-bottom="0in" table:align="left" style:writing-mode="lr-tb"/>
    </style:style>
    <style:style style:name="Table1.A" style:family="table-column">
      <style:table-column-properties style:column-width="3.2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694in" fo:border="1pt solid #000001" style:writing-mode="lr-tb"/>
    </style:style>
    <style:style style:name="Table2" style:family="table">
      <style:table-properties style:width="6.5in" fo:margin-left="-0.0813in" fo:margin-top="0in" fo:margin-bottom="0in" table:align="left" style:writing-mode="lr-tb"/>
    </style:style>
    <style:style style:name="Table2.A" style:family="table-column">
      <style:table-column-properties style:column-width="3.25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0694in" fo:border="1pt solid #000001" style:writing-mode="lr-tb"/>
    </style:style>
    <style:style style:name="Table3" style:family="table">
      <style:table-properties style:width="6.5in" fo:margin-left="-0.0813in" fo:margin-top="0in" fo:margin-bottom="0in" table:align="left" style:writing-mode="lr-tb"/>
    </style:style>
    <style:style style:name="Table3.A" style:family="table-column">
      <style:table-column-properties style:column-width="3.25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.0694in" fo:border="1pt solid #000001" style:writing-mode="lr-tb"/>
    </style:style>
    <style:style style:name="Table4" style:family="table">
      <style:table-properties style:width="6.5in" table:align="margins"/>
    </style:style>
    <style:style style:name="Table4.A" style:family="table-column">
      <style:table-column-properties style:column-width="3.25in" style:rel-column-width="32767*"/>
    </style:style>
    <style:style style:name="Table4.B" style:family="table-column">
      <style:table-column-properties style:column-width="3.25in" style:rel-column-width="3276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5" style:family="table">
      <style:table-properties style:width="6.5in" table:align="margins"/>
    </style:style>
    <style:style style:name="Table5.A" style:family="table-column">
      <style:table-column-properties style:column-width="2.1667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in" fo:margin-bottom="0in" style:contextual-spacing="false" fo:text-align="end" style:justify-single-word="false"/>
    </style:style>
    <style:style style:name="P2" style:family="paragraph" style:parent-style-name="Standard">
      <style:paragraph-properties fo:margin-top="0in" fo:margin-bottom="0in" style:contextual-spacing="false" fo:text-align="justify" style:justify-single-word="false"/>
      <style:text-properties fo:font-variant="normal" fo:text-transform="none" fo:color="#000000" style:font-name="Verdana" fo:font-size="9pt" fo:letter-spacing="normal" fo:font-style="normal" fo:font-weight="normal" officeooo:rsid="001520c2" officeooo:paragraph-rsid="0017824e" fo:background-color="#ffffff" style:font-name-asian="Verdana2" style:font-size-asian="9pt" style:font-weight-asian="normal" style:font-name-complex="Verdana2" style:font-size-complex="9pt" style:font-weight-complex="normal"/>
    </style:style>
    <style:style style:name="P3" style:family="paragraph" style:parent-style-name="Standard">
      <style:paragraph-properties fo:margin-top="0in" fo:margin-bottom="0in" style:contextual-spacing="false" fo:text-align="justify" style:justify-single-word="false"/>
      <style:text-properties fo:font-variant="normal" fo:text-transform="none" fo:color="#000000" style:font-name="Verdana" fo:font-size="9pt" fo:letter-spacing="normal" fo:font-style="normal" fo:font-weight="normal" officeooo:rsid="0019898f" officeooo:paragraph-rsid="0019898f" fo:background-color="#ffffff" style:font-name-asian="Verdana2" style:font-size-asian="9pt" style:font-weight-asian="normal" style:font-name-complex="Verdana2" style:font-size-complex="9pt" style:font-weight-complex="normal"/>
    </style:style>
    <style:style style:name="P4" style:family="paragraph" style:parent-style-name="Standard">
      <style:paragraph-properties fo:margin-top="0in" fo:margin-bottom="0in" style:contextual-spacing="false" fo:text-align="justify" style:justify-single-word="false"/>
      <style:text-properties fo:font-variant="normal" fo:text-transform="none" fo:color="#000000" style:font-name="Verdana" fo:font-size="9pt" fo:letter-spacing="normal" fo:font-style="normal" fo:font-weight="normal" officeooo:rsid="0019898f" officeooo:paragraph-rsid="001ab0f9" fo:background-color="#ffffff" style:font-name-asian="Verdana2" style:font-size-asian="9pt" style:font-weight-asian="normal" style:font-name-complex="Verdana2" style:font-size-complex="9pt" style:font-weight-complex="normal"/>
    </style:style>
    <style:style style:name="P5" style:family="paragraph" style:parent-style-name="Standard">
      <style:paragraph-properties fo:margin-top="0in" fo:margin-bottom="0in" style:contextual-spacing="false" fo:line-height="100%"/>
      <style:text-properties fo:color="#000000" style:font-name="Verdana" fo:font-size="9pt" style:font-name-asian="Verdana2" style:font-size-asian="9pt" style:font-name-complex="Verdana2" style:font-size-complex="9pt"/>
    </style:style>
    <style:style style:name="P6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fo:color="#000000" style:font-name="Verdana" fo:font-size="9pt" style:font-name-asian="Verdana2" style:font-size-asian="9pt" style:font-name-complex="Verdana2" style:font-size-complex="9pt"/>
    </style:style>
    <style:style style:name="P7" style:family="paragraph" style:parent-style-name="Standard">
      <style:paragraph-properties fo:margin-top="0in" fo:margin-bottom="0in" style:contextual-spacing="false" fo:line-height="100%"/>
      <style:text-properties fo:color="#000000" style:font-name="Verdana" fo:font-size="9pt" officeooo:paragraph-rsid="0012bbf0" style:font-name-asian="Verdana2" style:font-size-asian="9pt" style:font-name-complex="Verdana2" style:font-size-complex="9pt"/>
    </style:style>
    <style:style style:name="P8" style:family="paragraph" style:parent-style-name="Standard">
      <style:paragraph-properties fo:margin-top="0in" fo:margin-bottom="0in" style:contextual-spacing="false" fo:line-height="100%"/>
      <style:text-properties fo:color="#000000" style:font-name="Verdana" fo:font-size="9pt" officeooo:paragraph-rsid="00105d98" style:font-name-asian="Verdana2" style:font-size-asian="9pt" style:font-name-complex="Verdana2" style:font-size-complex="9pt"/>
    </style:style>
    <style:style style:name="P9" style:family="paragraph" style:parent-style-name="Standard">
      <style:paragraph-properties fo:margin-top="0in" fo:margin-bottom="0in" style:contextual-spacing="false" fo:line-height="100%"/>
      <style:text-properties fo:color="#000000" style:font-name="Verdana" fo:font-size="9pt" officeooo:paragraph-rsid="0014cbf9" style:font-name-asian="Verdana2" style:font-size-asian="9pt" style:font-name-complex="Verdana2" style:font-size-complex="9pt"/>
    </style:style>
    <style:style style:name="P10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fo:color="#000000" style:font-name="Verdana" fo:font-size="9pt" officeooo:rsid="004ffebc" officeooo:paragraph-rsid="004ffebc" style:font-name-asian="Verdana2" style:font-size-asian="9pt" style:font-name-complex="Verdana2" style:font-size-complex="9pt"/>
    </style:style>
    <style:style style:name="P11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fo:color="#000000" style:font-name="Verdana" fo:font-size="9pt" officeooo:rsid="0051f8a1" officeooo:paragraph-rsid="0051f8a1" style:font-name-asian="Verdana2" style:font-size-asian="9pt" style:font-name-complex="Verdana2" style:font-size-complex="9pt"/>
    </style:style>
    <style:style style:name="P12" style:family="paragraph" style:parent-style-name="Standard">
      <style:paragraph-properties fo:margin-top="0in" fo:margin-bottom="0in" style:contextual-spacing="false" fo:line-height="100%"/>
      <style:text-properties fo:color="#000000" style:font-name="Verdana" fo:font-size="9pt" fo:font-weight="bold" style:font-name-asian="Verdana2" style:font-size-asian="9pt" style:font-weight-asian="bold" style:font-name-complex="Verdana2" style:font-size-complex="9pt"/>
    </style:style>
    <style:style style:name="P13" style:family="paragraph" style:parent-style-name="Standard">
      <style:paragraph-properties fo:margin-top="0in" fo:margin-bottom="0in" style:contextual-spacing="false"/>
      <style:text-properties fo:color="#000000" style:font-name="Verdana" fo:font-size="9pt" fo:font-weight="bold" fo:background-color="#ffffff" style:font-name-asian="Verdana2" style:font-size-asian="9pt" style:font-weight-asian="bold" style:font-name-complex="Verdana2" style:font-size-complex="9pt"/>
    </style:style>
    <style:style style:name="P14" style:family="paragraph" style:parent-style-name="Standard">
      <style:paragraph-properties fo:margin-top="0in" fo:margin-bottom="0in" style:contextual-spacing="false" fo:text-align="justify" style:justify-single-word="false"/>
      <style:text-properties fo:color="#000000" style:font-name="Verdana" fo:font-size="9pt" fo:font-weight="bold" fo:background-color="#ffffff" style:font-name-asian="Verdana2" style:font-size-asian="9pt" style:font-weight-asian="bold" style:font-name-complex="Verdana2" style:font-size-complex="9pt"/>
    </style:style>
    <style:style style:name="P15" style:family="paragraph" style:parent-style-name="Standard">
      <style:paragraph-properties fo:margin-top="0in" fo:margin-bottom="0in" style:contextual-spacing="false" fo:text-align="justify" style:justify-single-word="false"/>
      <style:text-properties fo:color="#000000" style:font-name="Verdana" fo:font-size="9pt" fo:font-weight="bold" officeooo:rsid="001520c2" officeooo:paragraph-rsid="001520c2" style:font-size-asian="9pt" style:font-weight-asian="bold" style:font-size-complex="9pt" style:font-weight-complex="bold"/>
    </style:style>
    <style:style style:name="P16" style:family="paragraph" style:parent-style-name="Standard">
      <style:paragraph-properties fo:margin-top="0in" fo:margin-bottom="0in" style:contextual-spacing="false" fo:text-align="justify" style:justify-single-word="false"/>
      <style:text-properties fo:color="#000000" style:font-name="Verdana" fo:font-size="9pt" fo:font-weight="bold" officeooo:rsid="00170f01" officeooo:paragraph-rsid="00170f01" style:font-size-asian="9pt" style:font-weight-asian="bold" style:font-size-complex="9pt" style:font-weight-complex="bold"/>
    </style:style>
    <style:style style:name="P17" style:family="paragraph" style:parent-style-name="Standard">
      <style:paragraph-properties fo:margin-top="0in" fo:margin-bottom="0in" style:contextual-spacing="false" fo:text-align="justify" style:justify-single-word="false"/>
      <style:text-properties fo:color="#000000" style:font-name="Verdana" fo:font-size="9pt" fo:font-weight="bold" officeooo:rsid="0017824e" officeooo:paragraph-rsid="0017824e" style:font-size-asian="9pt" style:font-weight-asian="bold" style:font-size-complex="9pt" style:font-weight-complex="bold"/>
    </style:style>
    <style:style style:name="P18" style:family="paragraph" style:parent-style-name="Standard">
      <style:paragraph-properties fo:margin-top="0in" fo:margin-bottom="0in" style:contextual-spacing="false" fo:line-height="100%"/>
      <style:text-properties fo:color="#000000" style:font-name="Verdana" fo:font-size="9pt" style:text-underline-style="solid" style:text-underline-width="auto" style:text-underline-color="font-color" fo:font-weight="bold" style:font-name-asian="Verdana2" style:font-size-asian="9pt" style:font-weight-asian="bold" style:font-name-complex="Verdana2" style:font-size-complex="9pt"/>
    </style:style>
    <style:style style:name="P19" style:family="paragraph" style:parent-style-name="Standard">
      <style:paragraph-properties fo:margin-top="0in" fo:margin-bottom="0in" style:contextual-spacing="false" fo:line-height="100%"/>
      <style:text-properties fo:color="#000000" style:font-name="Verdana" fo:font-size="9pt" fo:font-style="italic" officeooo:rsid="00105d98" officeooo:paragraph-rsid="00105d98" style:font-name-asian="Verdana2" style:font-size-asian="9pt" style:font-style-asian="italic" style:font-name-complex="Verdana2" style:font-size-complex="9pt" style:font-style-complex="italic"/>
    </style:style>
    <style:style style:name="P20" style:family="paragraph" style:parent-style-name="Standard">
      <style:paragraph-properties fo:margin-top="0in" fo:margin-bottom="0in" style:contextual-spacing="false"/>
      <style:text-properties fo:color="#000000" style:font-name="Verdana" fo:font-size="9pt" fo:background-color="#ffffff" style:font-name-asian="Verdana2" style:font-size-asian="9pt" style:font-name-complex="Verdana2" style:font-size-complex="9pt"/>
    </style:style>
    <style:style style:name="P21" style:family="paragraph" style:parent-style-name="Standard">
      <style:paragraph-properties fo:margin-top="0in" fo:margin-bottom="0in" style:contextual-spacing="false" fo:text-align="justify" style:justify-single-word="false"/>
      <style:text-properties fo:color="#000000" style:font-name="Verdana" fo:font-size="9pt" officeooo:rsid="001c65f2" officeooo:paragraph-rsid="001c65f2" fo:background-color="#ffffff" style:font-name-asian="Verdana2" style:font-size-asian="9pt" style:font-name-complex="Verdana2" style:font-size-complex="9pt"/>
    </style:style>
    <style:style style:name="P22" style:family="paragraph" style:parent-style-name="Standard">
      <style:paragraph-properties fo:margin-top="0in" fo:margin-bottom="0in" style:contextual-spacing="false"/>
      <style:text-properties fo:color="#000000" style:font-name="Verdana" fo:font-size="9pt" officeooo:paragraph-rsid="004c6133" fo:background-color="#ffffff" style:font-name-asian="Verdana2" style:font-size-asian="9pt" style:font-name-complex="Verdana2" style:font-size-complex="9pt"/>
    </style:style>
    <style:style style:name="P23" style:family="paragraph" style:parent-style-name="Standard">
      <style:paragraph-properties fo:margin-top="0in" fo:margin-bottom="0in" style:contextual-spacing="false" fo:text-align="justify" style:justify-single-word="false"/>
      <style:text-properties fo:color="#000000" style:font-name="Verdana" fo:font-size="9pt" officeooo:rsid="004ac562" officeooo:paragraph-rsid="004ac562" fo:background-color="#ffffff" style:font-name-asian="Verdana2" style:font-size-asian="9pt" style:font-name-complex="Verdana2" style:font-size-complex="9pt"/>
    </style:style>
    <style:style style:name="P24" style:family="paragraph" style:parent-style-name="Standard">
      <style:paragraph-properties fo:margin-top="0in" fo:margin-bottom="0in" style:contextual-spacing="false" fo:text-align="justify" style:justify-single-word="false"/>
      <style:text-properties fo:color="#000000" style:font-name="Verdana" fo:font-size="9pt" officeooo:rsid="0048b286" officeooo:paragraph-rsid="0048b286" fo:background-color="#ffffff" style:font-name-asian="Verdana2" style:font-size-asian="9pt" style:font-name-complex="Verdana2" style:font-size-complex="9pt"/>
    </style:style>
    <style:style style:name="P25" style:family="paragraph" style:parent-style-name="Standard">
      <style:paragraph-properties fo:margin-top="0in" fo:margin-bottom="0in" style:contextual-spacing="false" fo:text-align="justify" style:justify-single-word="false"/>
      <style:text-properties fo:color="#000000" style:font-name="Verdana" fo:font-size="9pt" officeooo:rsid="004b4def" officeooo:paragraph-rsid="004b4def" fo:background-color="#ffffff" style:font-name-asian="Verdana2" style:font-size-asian="9pt" style:font-name-complex="Verdana2" style:font-size-complex="9pt"/>
    </style:style>
    <style:style style:name="P26" style:family="paragraph" style:parent-style-name="Standard">
      <style:paragraph-properties fo:margin-top="0in" fo:margin-bottom="0in" style:contextual-spacing="false"/>
      <style:text-properties fo:color="#000000" style:font-name="Verdana" fo:font-size="9pt" style:font-size-asian="9pt" style:font-size-complex="9pt"/>
    </style:style>
    <style:style style:name="P27" style:family="paragraph" style:parent-style-name="Standard">
      <style:paragraph-properties fo:margin-top="0in" fo:margin-bottom="0in" style:contextual-spacing="false" fo:text-align="justify" style:justify-single-word="false"/>
      <style:text-properties fo:color="#000000" style:font-name="Verdana" fo:font-size="9pt" officeooo:rsid="001c65f2" officeooo:paragraph-rsid="001c65f2" style:font-size-asian="9pt" style:font-size-complex="9pt"/>
    </style:style>
    <style:style style:name="P28" style:family="paragraph" style:parent-style-name="Standard">
      <style:paragraph-properties fo:margin-top="0in" fo:margin-bottom="0in" style:contextual-spacing="false" fo:text-align="justify" style:justify-single-word="false"/>
      <style:text-properties fo:color="#000000" style:font-name="Verdana" fo:font-size="9pt" officeooo:rsid="001c65f2" officeooo:paragraph-rsid="001e1860" style:font-size-asian="9pt" style:font-size-complex="9pt"/>
    </style:style>
    <style:style style:name="P29" style:family="paragraph" style:parent-style-name="Standard">
      <style:paragraph-properties fo:margin-top="0in" fo:margin-bottom="0in" style:contextual-spacing="false" fo:text-align="justify" style:justify-single-word="false"/>
      <style:text-properties fo:color="#000000" style:font-name="Verdana" fo:font-size="9pt" officeooo:rsid="001c65f2" officeooo:paragraph-rsid="001e31dd" style:font-size-asian="9pt" style:font-size-complex="9pt"/>
    </style:style>
    <style:style style:name="P30" style:family="paragraph" style:parent-style-name="Standard">
      <style:paragraph-properties fo:margin-top="0in" fo:margin-bottom="0in" style:contextual-spacing="false" fo:text-align="justify" style:justify-single-word="false"/>
      <style:text-properties fo:color="#000000" style:font-name="Verdana" fo:font-size="9pt" officeooo:rsid="001c65f2" officeooo:paragraph-rsid="004a77fb" style:font-size-asian="9pt" style:font-size-complex="9pt"/>
    </style:style>
    <style:style style:name="P31" style:family="paragraph" style:parent-style-name="Standard">
      <style:paragraph-properties fo:margin-top="0in" fo:margin-bottom="0in" style:contextual-spacing="false" fo:line-height="100%"/>
      <style:text-properties fo:color="#000000" style:font-name="Verdana" fo:font-size="9pt" style:font-size-asian="9pt" style:font-size-complex="9pt"/>
    </style:style>
    <style:style style:name="P32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fo:color="#000000" style:font-name="Verdana" fo:font-size="9pt" style:font-size-asian="9pt" style:font-size-complex="9pt"/>
    </style:style>
    <style:style style:name="P33" style:family="paragraph" style:parent-style-name="Standard">
      <style:paragraph-properties fo:margin-top="0in" fo:margin-bottom="0in" style:contextual-spacing="false" fo:text-align="justify" style:justify-single-word="false"/>
      <style:text-properties fo:color="#000000" style:font-name="Verdana" fo:font-size="9pt" style:font-size-asian="9pt" style:font-size-complex="9pt"/>
    </style:style>
    <style:style style:name="P34" style:family="paragraph" style:parent-style-name="Standard">
      <style:paragraph-properties fo:margin-top="0in" fo:margin-bottom="0in" style:contextual-spacing="false" fo:text-align="justify" style:justify-single-word="false"/>
      <style:text-properties fo:color="#000000" style:font-name="Verdana" fo:font-size="9pt" officeooo:paragraph-rsid="001e1860" style:font-size-asian="9pt" style:font-size-complex="9pt"/>
    </style:style>
    <style:style style:name="P35" style:family="paragraph" style:parent-style-name="Standard">
      <style:paragraph-properties fo:margin-top="0in" fo:margin-bottom="0in" style:contextual-spacing="false" fo:text-align="justify" style:justify-single-word="false"/>
      <style:text-properties fo:color="#000000" style:font-name="Verdana" fo:font-size="9pt" officeooo:rsid="001ab0f9" officeooo:paragraph-rsid="001c65f2" style:font-size-asian="9pt" style:font-size-complex="9pt"/>
    </style:style>
    <style:style style:name="P36" style:family="paragraph" style:parent-style-name="Standard">
      <style:paragraph-properties fo:margin-top="0in" fo:margin-bottom="0in" style:contextual-spacing="false"/>
      <style:text-properties fo:color="#000000" style:font-name="Verdana" fo:font-size="9pt" officeooo:rsid="0023108d" officeooo:paragraph-rsid="0023108d" style:font-size-asian="9pt" style:font-size-complex="9pt"/>
    </style:style>
    <style:style style:name="P37" style:family="paragraph" style:parent-style-name="Standard">
      <style:paragraph-properties fo:margin-top="0in" fo:margin-bottom="0in" style:contextual-spacing="false"/>
      <style:text-properties fo:color="#000000" style:font-name="Verdana" fo:font-size="9pt" officeooo:rsid="002a5dfc" officeooo:paragraph-rsid="002a5dfc" style:font-size-asian="9pt" style:font-size-complex="9pt"/>
    </style:style>
    <style:style style:name="P38" style:family="paragraph" style:parent-style-name="Standard">
      <style:paragraph-properties fo:margin-top="0in" fo:margin-bottom="0in" style:contextual-spacing="false"/>
      <style:text-properties fo:color="#000000" style:font-name="Verdana" fo:font-size="9pt" officeooo:rsid="002b98fc" officeooo:paragraph-rsid="002b98fc" style:font-size-asian="9pt" style:font-size-complex="9pt"/>
    </style:style>
    <style:style style:name="P39" style:family="paragraph" style:parent-style-name="Standard">
      <style:paragraph-properties fo:margin-top="0in" fo:margin-bottom="0in" style:contextual-spacing="false"/>
      <style:text-properties fo:color="#000000" style:font-name="Verdana" fo:font-size="9pt" officeooo:rsid="002cc3f2" officeooo:paragraph-rsid="002cc3f2" style:font-size-asian="9pt" style:font-size-complex="9pt"/>
    </style:style>
    <style:style style:name="P40" style:family="paragraph" style:parent-style-name="Standard">
      <style:paragraph-properties fo:margin-top="0in" fo:margin-bottom="0in" style:contextual-spacing="false"/>
      <style:text-properties fo:color="#000000" style:font-name="Verdana" fo:font-size="9pt" officeooo:rsid="002e6459" officeooo:paragraph-rsid="002e6459" style:font-size-asian="9pt" style:font-size-complex="9pt"/>
    </style:style>
    <style:style style:name="P41" style:family="paragraph" style:parent-style-name="Standard">
      <style:paragraph-properties fo:margin-top="0in" fo:margin-bottom="0in" style:contextual-spacing="false"/>
      <style:text-properties fo:color="#000000" style:font-name="Verdana" fo:font-size="9pt" officeooo:rsid="002fc0c4" officeooo:paragraph-rsid="002fc0c4" style:font-size-asian="9pt" style:font-size-complex="9pt"/>
    </style:style>
    <style:style style:name="P42" style:family="paragraph" style:parent-style-name="Standard">
      <style:paragraph-properties fo:margin-top="0in" fo:margin-bottom="0in" style:contextual-spacing="false"/>
      <style:text-properties fo:color="#000000" style:font-name="Verdana" fo:font-size="9pt" officeooo:rsid="003116eb" officeooo:paragraph-rsid="003116eb" style:font-size-asian="9pt" style:font-size-complex="9pt"/>
    </style:style>
    <style:style style:name="P43" style:family="paragraph" style:parent-style-name="Standard">
      <style:paragraph-properties fo:margin-top="0in" fo:margin-bottom="0in" style:contextual-spacing="false"/>
      <style:text-properties fo:color="#000000" style:font-name="Verdana" fo:font-size="9pt" officeooo:rsid="00320f45" officeooo:paragraph-rsid="003116eb" style:font-size-asian="9pt" style:font-size-complex="9pt"/>
    </style:style>
    <style:style style:name="P44" style:family="paragraph" style:parent-style-name="Standard">
      <style:paragraph-properties fo:margin-top="0in" fo:margin-bottom="0in" style:contextual-spacing="false"/>
      <style:text-properties fo:color="#000000" style:font-name="Verdana" fo:font-size="9pt" officeooo:rsid="00320f45" officeooo:paragraph-rsid="00320f45" style:font-size-asian="9pt" style:font-size-complex="9pt"/>
    </style:style>
    <style:style style:name="P45" style:family="paragraph" style:parent-style-name="Standard">
      <style:paragraph-properties fo:margin-top="0in" fo:margin-bottom="0in" style:contextual-spacing="false"/>
      <style:text-properties fo:color="#000000" style:font-name="Verdana" fo:font-size="9pt" officeooo:rsid="003384b5" officeooo:paragraph-rsid="003384b5" style:font-size-asian="9pt" style:font-size-complex="9pt"/>
    </style:style>
    <style:style style:name="P46" style:family="paragraph" style:parent-style-name="Standard">
      <style:paragraph-properties fo:margin-top="0in" fo:margin-bottom="0in" style:contextual-spacing="false"/>
      <style:text-properties fo:color="#000000" style:font-name="Verdana" fo:font-size="9pt" officeooo:rsid="00349219" officeooo:paragraph-rsid="00349219" style:font-size-asian="9pt" style:font-size-complex="9pt"/>
    </style:style>
    <style:style style:name="P47" style:family="paragraph" style:parent-style-name="Standard">
      <style:paragraph-properties fo:margin-top="0in" fo:margin-bottom="0in" style:contextual-spacing="false"/>
      <style:text-properties fo:color="#000000" style:font-name="Verdana" fo:font-size="9pt" officeooo:rsid="0035862a" officeooo:paragraph-rsid="0035862a" style:font-size-asian="9pt" style:font-size-complex="9pt"/>
    </style:style>
    <style:style style:name="P48" style:family="paragraph" style:parent-style-name="Standard">
      <style:paragraph-properties fo:margin-top="0in" fo:margin-bottom="0in" style:contextual-spacing="false"/>
      <style:text-properties fo:color="#000000" style:font-name="Verdana" fo:font-size="9pt" officeooo:rsid="0036674c" officeooo:paragraph-rsid="0036674c" style:font-size-asian="9pt" style:font-size-complex="9pt"/>
    </style:style>
    <style:style style:name="P49" style:family="paragraph" style:parent-style-name="Standard">
      <style:paragraph-properties fo:margin-top="0in" fo:margin-bottom="0in" style:contextual-spacing="false"/>
      <style:text-properties fo:color="#000000" style:font-name="Verdana" fo:font-size="9pt" officeooo:rsid="00373ef4" officeooo:paragraph-rsid="00373ef4" style:font-size-asian="9pt" style:font-size-complex="9pt"/>
    </style:style>
    <style:style style:name="P50" style:family="paragraph" style:parent-style-name="Standard">
      <style:paragraph-properties fo:margin-top="0in" fo:margin-bottom="0in" style:contextual-spacing="false"/>
      <style:text-properties fo:color="#000000" style:font-name="Verdana" fo:font-size="9pt" officeooo:rsid="003c4618" officeooo:paragraph-rsid="003c4618" style:font-size-asian="9pt" style:font-size-complex="9pt"/>
    </style:style>
    <style:style style:name="P51" style:family="paragraph" style:parent-style-name="Standard">
      <style:paragraph-properties fo:margin-top="0in" fo:margin-bottom="0in" style:contextual-spacing="false"/>
      <style:text-properties fo:color="#000000" style:font-name="Verdana" fo:font-size="9pt" officeooo:rsid="003cbadc" officeooo:paragraph-rsid="003cbadc" style:font-size-asian="9pt" style:font-size-complex="9pt"/>
    </style:style>
    <style:style style:name="P52" style:family="paragraph" style:parent-style-name="Standard">
      <style:paragraph-properties fo:margin-top="0in" fo:margin-bottom="0in" style:contextual-spacing="false"/>
      <style:text-properties fo:color="#000000" style:font-name="Verdana" fo:font-size="9pt" officeooo:rsid="003d1403" officeooo:paragraph-rsid="003d1403" style:font-size-asian="9pt" style:font-size-complex="9pt"/>
    </style:style>
    <style:style style:name="P53" style:family="paragraph" style:parent-style-name="Standard">
      <style:paragraph-properties fo:margin-top="0in" fo:margin-bottom="0in" style:contextual-spacing="false"/>
      <style:text-properties fo:color="#000000" style:font-name="Verdana" fo:font-size="9pt" officeooo:rsid="003eb066" officeooo:paragraph-rsid="003eb066" style:font-size-asian="9pt" style:font-size-complex="9pt"/>
    </style:style>
    <style:style style:name="P54" style:family="paragraph" style:parent-style-name="Standard">
      <style:paragraph-properties fo:margin-top="0in" fo:margin-bottom="0in" style:contextual-spacing="false"/>
      <style:text-properties fo:color="#000000" style:font-name="Verdana" fo:font-size="9pt" officeooo:rsid="003ecb43" officeooo:paragraph-rsid="003ecb43" style:font-size-asian="9pt" style:font-size-complex="9pt"/>
    </style:style>
    <style:style style:name="P55" style:family="paragraph" style:parent-style-name="Standard">
      <style:paragraph-properties fo:margin-top="0in" fo:margin-bottom="0in" style:contextual-spacing="false" fo:text-align="justify" style:justify-single-word="false"/>
      <style:text-properties fo:color="#000000" style:font-name="Verdana" fo:font-size="9pt" officeooo:rsid="0048b286" officeooo:paragraph-rsid="0048b286" style:font-size-asian="9pt" style:font-size-complex="9pt"/>
    </style:style>
    <style:style style:name="P56" style:family="paragraph" style:parent-style-name="Standard">
      <style:paragraph-properties fo:margin-top="0in" fo:margin-bottom="0in" style:contextual-spacing="false" fo:text-align="justify" style:justify-single-word="false"/>
      <style:text-properties fo:color="#000000" style:font-name="Verdana" fo:font-size="9pt" officeooo:rsid="004b4def" officeooo:paragraph-rsid="004b4def" style:font-size-asian="9pt" style:font-size-complex="9pt"/>
    </style:style>
    <style:style style:name="P57" style:family="paragraph" style:parent-style-name="Standard">
      <style:paragraph-properties fo:margin-top="0in" fo:margin-bottom="0in" style:contextual-spacing="false"/>
      <style:text-properties fo:color="#000000" style:font-name="Verdana" fo:font-size="9pt" fo:background-color="#ffff00" style:font-name-asian="Verdana2" style:font-size-asian="9pt" style:font-name-complex="Verdana2" style:font-size-complex="9pt"/>
    </style:style>
    <style:style style:name="P58" style:family="paragraph" style:parent-style-name="Standard">
      <style:paragraph-properties fo:margin-top="0in" fo:margin-bottom="0in" style:contextual-spacing="false" fo:text-align="justify" style:justify-single-word="false"/>
      <style:text-properties fo:color="#000000" style:font-name="Verdana" fo:font-size="9pt" officeooo:rsid="004ac562" officeooo:paragraph-rsid="004ac562" fo:background-color="#ffff99" style:font-size-asian="9pt" style:font-size-complex="9pt"/>
    </style:style>
    <style:style style:name="P59" style:family="paragraph" style:parent-style-name="Standard">
      <style:paragraph-properties fo:margin-top="0in" fo:margin-bottom="0in" style:contextual-spacing="false" fo:text-align="justify" style:justify-single-word="false"/>
      <style:text-properties fo:color="#000000" style:font-name="Verdana" fo:font-size="9pt" officeooo:rsid="001c65f2" officeooo:paragraph-rsid="001e1860" fo:background-color="#00ffff" style:font-size-asian="9pt" style:font-size-complex="9pt"/>
    </style:style>
    <style:style style:name="P60" style:family="paragraph" style:parent-style-name="Standard">
      <style:paragraph-properties fo:margin-top="0in" fo:margin-bottom="0in" style:contextual-spacing="false" fo:text-align="justify" style:justify-single-word="false"/>
      <style:text-properties fo:color="#000000" style:font-name="Verdana" fo:font-size="9pt" officeooo:rsid="004ac562" officeooo:paragraph-rsid="004ac562" fo:background-color="#66ff99" style:font-name-asian="Verdana2" style:font-size-asian="9pt" style:font-name-complex="Verdana2" style:font-size-complex="9pt"/>
    </style:style>
    <style:style style:name="P61" style:family="paragraph" style:parent-style-name="Standard">
      <style:paragraph-properties fo:margin-top="0in" fo:margin-bottom="0in" style:contextual-spacing="false" fo:text-align="justify" style:justify-single-word="false"/>
      <style:text-properties fo:color="#000000" style:font-name="Verdana" fo:font-size="9pt" officeooo:rsid="004a77fb" officeooo:paragraph-rsid="004a77fb" fo:background-color="#66ff99" style:font-name-asian="Verdana2" style:font-size-asian="9pt" style:font-name-complex="Verdana2" style:font-size-complex="9pt"/>
    </style:style>
    <style:style style:name="P62" style:family="paragraph" style:parent-style-name="Standard">
      <style:paragraph-properties fo:margin-top="0in" fo:margin-bottom="0in" style:contextual-spacing="false" fo:text-align="justify" style:justify-single-word="false"/>
      <style:text-properties fo:color="#000000" style:font-name="Verdana" fo:font-size="9pt" officeooo:rsid="004b4def" officeooo:paragraph-rsid="004b4def" fo:background-color="#00ff66" style:font-name-asian="Verdana2" style:font-size-asian="9pt" style:font-name-complex="Verdana2" style:font-size-complex="9pt"/>
    </style:style>
    <style:style style:name="P63" style:family="paragraph" style:parent-style-name="Heading_20_3">
      <style:paragraph-properties fo:margin-top="0in" fo:margin-bottom="0in" style:contextual-spacing="false"/>
      <style:text-properties fo:color="#000000" style:font-name="Verdana" fo:font-size="9pt" style:font-size-asian="9pt" style:font-size-complex="9pt"/>
    </style:style>
    <style:style style:name="P6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keep-with-next="auto"/>
      <style:text-properties fo:color="#000000" style:font-name="Verdana" fo:font-size="9pt" fo:font-weight="bold" style:font-name-asian="Verdana2" style:font-size-asian="9pt" style:font-weight-asian="bold" style:font-name-complex="Verdana2" style:font-size-complex="9pt"/>
    </style:style>
    <style:style style:name="P6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keep-with-next="auto"/>
      <style:text-properties fo:color="#000000" style:font-name="Verdana" fo:font-size="9pt" style:font-name-asian="Verdana2" style:font-size-asian="9pt" style:font-name-complex="Verdana2" style:font-size-complex="9pt"/>
    </style:style>
    <style:style style:name="P6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keep-with-next="auto"/>
      <style:text-properties fo:color="#000000" style:font-name="Verdana" fo:font-size="9pt" style:font-size-asian="9pt" style:font-size-complex="9pt"/>
    </style:style>
    <style:style style:name="P67" style:family="paragraph" style:parent-style-name="Text_20_body">
      <style:paragraph-properties fo:margin-left="0in" fo:margin-right="0in" fo:margin-top="0in" fo:margin-bottom="0.2917in" style:contextual-spacing="false" fo:orphans="2" fo:widows="2" fo:text-indent="0in" style:auto-text-indent="false" fo:padding="0in" fo:border="none"/>
      <style:text-properties fo:font-variant="normal" fo:text-transform="none" fo:color="#000000" style:font-name="Verdana" fo:font-size="9pt" fo:letter-spacing="normal" fo:font-style="normal" fo:font-weight="normal" style:font-size-asian="9pt" style:font-size-complex="9pt"/>
    </style:style>
    <style:style style:name="P68" style:family="paragraph" style:parent-style-name="Table_20_Contents">
      <style:text-properties fo:color="#000000" style:font-name="Verdana" fo:font-size="9pt" fo:font-weight="bold" officeooo:rsid="00246155" officeooo:paragraph-rsid="00246155" style:font-size-asian="9pt" style:font-weight-asian="bold" style:font-size-complex="9pt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fo:color="#000000" style:font-name="Verdana" fo:font-size="9pt" fo:font-weight="bold" officeooo:rsid="00246155" officeooo:paragraph-rsid="00246155" style:font-size-asian="9pt" style:font-weight-asian="bold" style:font-size-complex="9pt" style:font-weight-complex="bold"/>
    </style:style>
    <style:style style:name="P70" style:family="paragraph" style:parent-style-name="Table_20_Contents">
      <style:text-properties fo:color="#000000" style:font-name="Verdana" fo:font-size="9pt" officeooo:rsid="00246155" officeooo:paragraph-rsid="00246155" style:font-size-asian="9pt" style:font-size-complex="9pt"/>
    </style:style>
    <style:style style:name="P71" style:family="paragraph" style:parent-style-name="Table_20_Contents">
      <style:text-properties fo:color="#000000" style:font-name="Verdana" fo:font-size="9pt" officeooo:rsid="0025b8c7" officeooo:paragraph-rsid="0025b8c7" style:font-size-asian="9pt" style:font-size-complex="9pt"/>
    </style:style>
    <style:style style:name="P72" style:family="paragraph" style:parent-style-name="Table_20_Contents">
      <style:text-properties fo:color="#000000" style:font-name="Verdana" fo:font-size="9pt" officeooo:rsid="002fc0c4" officeooo:paragraph-rsid="002fc0c4" style:font-size-asian="9pt" style:font-size-complex="9pt"/>
    </style:style>
    <style:style style:name="P73" style:family="paragraph" style:parent-style-name="Standard">
      <style:text-properties fo:font-variant="normal" fo:text-transform="none" fo:color="#222222" style:font-name="Georgia" fo:font-size="14.25pt" fo:letter-spacing="normal" fo:font-style="normal" fo:font-weight="normal" officeooo:rsid="00534825" officeooo:paragraph-rsid="00534825"/>
    </style:style>
    <style:style style:name="P74" style:family="paragraph" style:parent-style-name="Standard">
      <style:text-properties fo:font-variant="normal" fo:text-transform="none" fo:color="#222222" style:font-name="Georgia" fo:font-size="14.25pt" fo:letter-spacing="normal" fo:font-style="normal" fo:font-weight="normal" officeooo:rsid="00534825" officeooo:paragraph-rsid="0054cd17"/>
    </style:style>
    <style:style style:name="P75" style:family="paragraph" style:parent-style-name="Standard">
      <style:text-properties fo:font-variant="normal" fo:text-transform="none" fo:color="#222222" style:font-name="Verdana" fo:font-size="9pt" fo:letter-spacing="normal" fo:font-style="normal" fo:font-weight="normal" officeooo:rsid="00534825" officeooo:paragraph-rsid="0054cd17" style:font-size-asian="9pt" style:font-size-complex="9pt"/>
    </style:style>
    <style:style style:name="P76" style:family="paragraph" style:parent-style-name="Standard">
      <style:text-properties fo:font-variant="normal" fo:text-transform="none" fo:color="#222222" style:font-name="Verdana" fo:font-size="9pt" fo:letter-spacing="normal" fo:font-style="normal" fo:font-weight="normal" officeooo:rsid="00534825" officeooo:paragraph-rsid="00534825" style:font-size-asian="9pt" style:font-size-complex="9pt"/>
    </style:style>
    <style:style style:name="P77" style:family="paragraph" style:parent-style-name="Standard">
      <style:text-properties style:font-name="Verdana" fo:font-size="9pt" officeooo:rsid="00534825" officeooo:paragraph-rsid="00534825" style:font-size-asian="9pt" style:font-size-complex="9pt"/>
    </style:style>
    <style:style style:name="P78" style:family="paragraph" style:parent-style-name="Standard">
      <style:text-properties style:font-name="Verdana" fo:font-size="9pt" officeooo:paragraph-rsid="00534825" style:font-size-asian="9pt" style:font-size-complex="9pt"/>
    </style:style>
    <style:style style:name="P79" style:family="paragraph" style:parent-style-name="Standard">
      <style:paragraph-properties fo:margin-top="0in" fo:margin-bottom="0in" style:contextual-spacing="false"/>
      <style:text-properties fo:color="#000000" style:font-name="Verdana" fo:font-size="9pt" officeooo:rsid="003ecb43" officeooo:paragraph-rsid="003ecb43" style:font-size-asian="9pt" style:font-size-complex="9pt"/>
    </style:style>
    <style:style style:name="P80" style:family="paragraph" style:parent-style-name="Standard" style:master-page-name="Standard">
      <style:paragraph-properties fo:margin-top="0in" fo:margin-bottom="0in" style:contextual-spacing="false" fo:text-align="center" style:justify-single-word="false" style:page-number="1"/>
      <style:text-properties fo:color="#000000" style:font-name="Verdana" fo:font-size="9pt" fo:font-weight="bold" style:font-name-asian="Verdana2" style:font-size-asian="9pt" style:font-weight-asian="bold" style:font-name-complex="Verdana2" style:font-size-complex="9pt"/>
    </style:style>
    <style:style style:name="P81" style:family="paragraph" style:parent-style-name="Standard" style:list-style-name="WWNum14">
      <style:paragraph-properties fo:margin-left="0.5in" fo:margin-right="0in" fo:margin-top="0in" fo:margin-bottom="0in" style:contextual-spacing="true" fo:line-height="100%" fo:text-indent="-0.25in" style:auto-text-indent="false"/>
      <style:text-properties fo:color="#000000" style:font-name="Verdana" fo:font-size="9pt" style:font-size-asian="9pt" style:font-size-complex="9pt"/>
    </style:style>
    <style:style style:name="P82" style:family="paragraph" style:parent-style-name="Standard" style:list-style-name="WWNum8">
      <style:paragraph-properties fo:margin-left="0.5in" fo:margin-right="0in" fo:margin-top="0in" fo:margin-bottom="0in" style:contextual-spacing="true" fo:line-height="100%" fo:text-indent="-0.25in" style:auto-text-indent="false"/>
      <style:text-properties fo:color="#000000" style:font-name="Verdana" fo:font-size="9pt" style:font-size-asian="9pt" style:font-size-complex="9pt"/>
    </style:style>
    <style:style style:name="P83" style:family="paragraph" style:parent-style-name="Standard" style:list-style-name="WWNum19">
      <style:paragraph-properties fo:margin-left="0.5in" fo:margin-right="0in" fo:margin-top="0in" fo:margin-bottom="0in" style:contextual-spacing="true" fo:line-height="100%" fo:text-indent="-0.25in" style:auto-text-indent="false"/>
      <style:text-properties fo:color="#000000" style:font-name="Verdana" fo:font-size="9pt" style:font-size-asian="9pt" style:font-size-complex="9pt"/>
    </style:style>
    <style:style style:name="P84" style:family="paragraph" style:parent-style-name="Standard" style:list-style-name="WWNum9">
      <style:paragraph-properties fo:margin-left="0.5in" fo:margin-right="0in" fo:margin-top="0in" fo:margin-bottom="0in" style:contextual-spacing="true" fo:line-height="100%" fo:text-indent="-0.25in" style:auto-text-indent="false"/>
      <style:text-properties fo:color="#000000" style:font-name="Verdana" fo:font-size="9pt" style:font-size-asian="9pt" style:font-size-complex="9pt"/>
    </style:style>
    <style:style style:name="P85" style:family="paragraph" style:parent-style-name="Standard" style:list-style-name="WWNum6">
      <style:paragraph-properties fo:margin-left="0.5in" fo:margin-right="0in" fo:margin-top="0in" fo:margin-bottom="0in" style:contextual-spacing="true" fo:line-height="100%" fo:text-indent="-0.25in" style:auto-text-indent="false"/>
      <style:text-properties fo:color="#000000" style:font-name="Verdana" fo:font-size="9pt" style:font-size-asian="9pt" style:font-size-complex="9pt"/>
    </style:style>
    <style:style style:name="P86" style:family="paragraph" style:parent-style-name="Standard" style:list-style-name="WWNum16">
      <style:paragraph-properties fo:margin-left="0.5in" fo:margin-right="0in" fo:margin-top="0in" fo:margin-bottom="0in" style:contextual-spacing="true" fo:line-height="100%" fo:text-indent="-0.25in" style:auto-text-indent="false"/>
      <style:text-properties fo:color="#000000" style:font-name="Verdana" fo:font-size="9pt" style:font-size-asian="9pt" style:font-size-complex="9pt"/>
    </style:style>
    <style:style style:name="P87" style:family="paragraph" style:parent-style-name="Standard" style:list-style-name="WWNum11">
      <style:paragraph-properties fo:margin-left="0.5in" fo:margin-right="0in" fo:margin-top="0in" fo:margin-bottom="0in" style:contextual-spacing="true" fo:line-height="100%" fo:text-indent="-0.25in" style:auto-text-indent="false"/>
      <style:text-properties fo:color="#000000" style:font-name="Verdana" fo:font-size="9pt" style:font-size-asian="9pt" style:font-size-complex="9pt"/>
    </style:style>
    <style:style style:name="P88" style:family="paragraph" style:parent-style-name="Standard" style:list-style-name="WWNum15">
      <style:paragraph-properties fo:margin-left="0.5in" fo:margin-right="0in" fo:margin-top="0in" fo:margin-bottom="0in" style:contextual-spacing="true" fo:line-height="100%" fo:text-indent="-0.25in" style:auto-text-indent="false"/>
      <style:text-properties fo:color="#000000" style:font-name="Verdana" fo:font-size="9pt" style:font-size-asian="9pt" style:font-size-complex="9pt"/>
    </style:style>
    <style:style style:name="P89" style:family="paragraph" style:parent-style-name="Standard" style:list-style-name="WWNum20">
      <style:paragraph-properties fo:margin-left="0.5in" fo:margin-right="0in" fo:margin-top="0in" fo:margin-bottom="0in" style:contextual-spacing="true" fo:line-height="100%" fo:text-indent="-0.25in" style:auto-text-indent="false"/>
      <style:text-properties fo:color="#000000" style:font-name="Verdana" fo:font-size="9pt" style:font-size-asian="9pt" style:font-size-complex="9pt"/>
    </style:style>
    <style:style style:name="P90" style:family="paragraph" style:parent-style-name="Standard" style:list-style-name="WWNum12">
      <style:paragraph-properties fo:margin-left="0.5in" fo:margin-right="0in" fo:margin-top="0in" fo:margin-bottom="0in" style:contextual-spacing="true" fo:line-height="100%" fo:text-indent="-0.25in" style:auto-text-indent="false"/>
      <style:text-properties fo:color="#000000" style:font-name="Verdana" fo:font-size="9pt" style:font-size-asian="9pt" style:font-size-complex="9pt"/>
    </style:style>
    <style:style style:name="P91" style:family="paragraph" style:parent-style-name="Standard" style:list-style-name="WWNum1">
      <style:paragraph-properties fo:margin-left="0.5in" fo:margin-right="0in" fo:margin-top="0in" fo:margin-bottom="0in" style:contextual-spacing="true" fo:line-height="100%" fo:text-indent="-0.25in" style:auto-text-indent="false"/>
      <style:text-properties fo:color="#000000" style:font-name="Verdana" fo:font-size="9pt" style:font-size-asian="9pt" style:font-size-complex="9pt"/>
    </style:style>
    <style:style style:name="P92" style:family="paragraph" style:parent-style-name="Standard" style:list-style-name="WWNum7">
      <style:paragraph-properties fo:margin-left="0.5in" fo:margin-right="0in" fo:margin-top="0in" fo:margin-bottom="0in" style:contextual-spacing="true" fo:line-height="100%" fo:text-indent="-0.25in" style:auto-text-indent="false"/>
      <style:text-properties fo:color="#000000" style:font-name="Verdana" fo:font-size="9pt" style:font-size-asian="9pt" style:font-size-complex="9pt"/>
    </style:style>
    <style:style style:name="P93" style:family="paragraph" style:parent-style-name="Standard" style:list-style-name="WWNum2">
      <style:paragraph-properties fo:margin-left="0.5in" fo:margin-right="0in" fo:margin-top="0in" fo:margin-bottom="0in" style:contextual-spacing="true" fo:line-height="100%" fo:text-indent="-0.25in" style:auto-text-indent="false"/>
      <style:text-properties fo:color="#000000" style:font-name="Verdana" fo:font-size="9pt" style:font-size-asian="9pt" style:font-size-complex="9pt"/>
    </style:style>
    <style:style style:name="P94" style:family="paragraph" style:parent-style-name="Standard" style:list-style-name="WWNum5">
      <style:paragraph-properties fo:margin-left="0.5in" fo:margin-right="0in" fo:margin-top="0in" fo:margin-bottom="0in" style:contextual-spacing="true" fo:line-height="100%" fo:text-indent="-0.25in" style:auto-text-indent="false"/>
      <style:text-properties fo:color="#000000" style:font-name="Verdana" fo:font-size="9pt" style:font-size-asian="9pt" style:font-size-complex="9pt"/>
    </style:style>
    <style:style style:name="P95" style:family="paragraph" style:parent-style-name="Standard" style:list-style-name="WWNum21">
      <style:paragraph-properties fo:margin-left="0.5in" fo:margin-right="0in" fo:margin-top="0in" fo:margin-bottom="0in" style:contextual-spacing="true" fo:line-height="100%" fo:text-indent="-0.25in" style:auto-text-indent="false"/>
      <style:text-properties fo:color="#000000" style:font-name="Verdana" fo:font-size="9pt" style:font-size-asian="9pt" style:font-size-complex="9pt"/>
    </style:style>
    <style:style style:name="P96" style:family="paragraph" style:parent-style-name="Standard" style:list-style-name="WWNum4">
      <style:paragraph-properties fo:margin-left="0.5in" fo:margin-right="0in" fo:margin-top="0in" fo:margin-bottom="0in" style:contextual-spacing="true" fo:line-height="100%" fo:text-indent="-0.25in" style:auto-text-indent="false"/>
      <style:text-properties fo:color="#000000" style:font-name="Verdana" fo:font-size="9pt" style:font-size-asian="9pt" style:font-size-complex="9pt"/>
    </style:style>
    <style:style style:name="P97" style:family="paragraph" style:parent-style-name="Standard" style:list-style-name="WWNum10">
      <style:paragraph-properties fo:margin-left="0.5in" fo:margin-right="0in" fo:margin-top="0in" fo:margin-bottom="0in" style:contextual-spacing="true" fo:line-height="100%" fo:text-indent="-0.25in" style:auto-text-indent="false"/>
      <style:text-properties fo:color="#000000" style:font-name="Verdana" fo:font-size="9pt" style:font-size-asian="9pt" style:font-size-complex="9pt"/>
    </style:style>
    <style:style style:name="P98" style:family="paragraph" style:parent-style-name="Standard" style:list-style-name="WWNum17">
      <style:paragraph-properties fo:margin-left="0.5in" fo:margin-right="0in" fo:margin-top="0in" fo:margin-bottom="0in" style:contextual-spacing="true" fo:line-height="100%" fo:text-indent="-0.25in" style:auto-text-indent="false"/>
      <style:text-properties fo:color="#000000" style:font-name="Verdana" fo:font-size="9pt" style:font-size-asian="9pt" style:font-size-complex="9pt"/>
    </style:style>
    <style:style style:name="P99" style:family="paragraph" style:parent-style-name="Standard" style:list-style-name="WWNum8">
      <style:paragraph-properties fo:margin-left="0.5in" fo:margin-right="0in" fo:margin-top="0in" fo:margin-bottom="0in" style:contextual-spacing="true" fo:text-indent="-0.25in" style:auto-text-indent="false"/>
      <style:text-properties fo:color="#000000" style:font-name="Verdana" fo:font-size="9pt" style:font-size-asian="9pt" style:font-size-complex="9pt"/>
    </style:style>
    <style:style style:name="P100" style:family="paragraph" style:parent-style-name="Standard" style:list-style-name="WWNum6">
      <style:paragraph-properties fo:margin-left="0.5in" fo:margin-right="0in" fo:margin-top="0in" fo:margin-bottom="0in" style:contextual-spacing="true" fo:text-indent="-0.25in" style:auto-text-indent="false"/>
      <style:text-properties fo:color="#000000" style:font-name="Verdana" fo:font-size="9pt" style:font-size-asian="9pt" style:font-size-complex="9pt"/>
    </style:style>
    <style:style style:name="P101" style:family="paragraph" style:parent-style-name="Standard" style:list-style-name="WWNum13">
      <style:paragraph-properties fo:margin-left="0.5in" fo:margin-right="0in" fo:margin-top="0in" fo:margin-bottom="0in" style:contextual-spacing="true" fo:line-height="100%" fo:text-indent="-0.25in" style:auto-text-indent="false"/>
      <style:text-properties fo:color="#000000" style:font-name="Verdana" fo:font-size="9pt" style:font-name-asian="Verdana2" style:font-size-asian="9pt" style:font-name-complex="Verdana2" style:font-size-complex="9pt"/>
    </style:style>
    <style:style style:name="P102" style:family="paragraph" style:parent-style-name="Standard" style:list-style-name="WWNum18">
      <style:paragraph-properties fo:margin-left="0.5in" fo:margin-right="0in" fo:margin-top="0in" fo:margin-bottom="0in" style:contextual-spacing="true" fo:line-height="100%" fo:text-indent="-0.25in" style:auto-text-indent="false"/>
      <style:text-properties fo:color="#000000" style:font-name="Verdana" fo:font-size="9pt" style:font-name-asian="Verdana2" style:font-size-asian="9pt" style:font-name-complex="Verdana2" style:font-size-complex="9pt"/>
    </style:style>
    <style:style style:name="P103" style:family="paragraph" style:parent-style-name="Standard" style:list-style-name="WWNum3">
      <style:paragraph-properties fo:margin-left="0.5in" fo:margin-right="0in" fo:margin-top="0in" fo:margin-bottom="0in" style:contextual-spacing="true" fo:line-height="100%" fo:text-indent="-0.25in" style:auto-text-indent="false"/>
      <style:text-properties fo:color="#000000" style:font-name="Verdana" fo:font-size="9pt" style:font-name-asian="Verdana2" style:font-size-asian="9pt" style:font-name-complex="Verdana2" style:font-size-complex="9pt"/>
    </style:style>
    <style:style style:name="P104" style:family="paragraph" style:parent-style-name="Text_20_body">
      <style:text-properties fo:font-variant="normal" fo:text-transform="none" fo:color="#222222" style:font-name="Georgia" fo:font-size="14.25pt" fo:letter-spacing="normal" fo:font-style="normal" fo:font-weight="normal" officeooo:rsid="00534825" officeooo:paragraph-rsid="00534825"/>
    </style:style>
    <style:style style:name="P105" style:family="paragraph" style:parent-style-name="Text_20_body">
      <style:text-properties fo:font-variant="normal" fo:text-transform="none" fo:color="#222222" style:font-name="Verdana" fo:font-size="9pt" fo:letter-spacing="normal" fo:font-style="normal" fo:font-weight="normal" officeooo:paragraph-rsid="005a42d8" style:font-size-asian="9pt" style:font-size-complex="9pt"/>
    </style:style>
    <style:style style:name="P106" style:family="paragraph" style:parent-style-name="Text_20_body">
      <style:text-properties officeooo:paragraph-rsid="00593c81"/>
    </style:style>
    <style:style style:name="P107" style:family="paragraph" style:parent-style-name="Text_20_body">
      <style:text-properties officeooo:paragraph-rsid="005a42d8"/>
    </style:style>
    <style:style style:name="P108" style:family="paragraph" style:parent-style-name="Text_20_body">
      <style:text-properties style:font-name="Verdana" fo:font-size="9pt" style:font-size-asian="9pt" style:font-size-complex="9pt"/>
    </style:style>
    <style:style style:name="P109" style:family="paragraph" style:parent-style-name="Text_20_body">
      <style:text-properties style:font-name="Verdana" fo:font-size="9pt" officeooo:paragraph-rsid="00593c81" style:font-size-asian="9pt" style:font-size-complex="9pt"/>
    </style:style>
    <style:style style:name="P110" style:family="paragraph" style:parent-style-name="Text_20_body">
      <style:text-properties style:font-name="Verdana" fo:font-size="9pt" officeooo:paragraph-rsid="005a42d8" style:font-size-asian="9pt" style:font-size-complex="9pt"/>
    </style:style>
    <style:style style:name="P111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222222" style:font-name="Georgia" fo:font-size="14.25pt" fo:letter-spacing="normal" fo:font-style="normal" fo:font-weight="normal"/>
    </style:style>
    <style:style style:name="P112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222222" style:font-name="Verdana" fo:font-size="9pt" fo:letter-spacing="normal" fo:font-style="normal" fo:font-weight="normal" style:font-size-asian="9pt" style:font-size-complex="9pt"/>
    </style:style>
    <style:style style:name="P113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114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222222" style:font-name="Verdana" fo:font-size="9pt" fo:letter-spacing="normal" fo:font-style="normal" fo:font-weight="normal" style:font-size-asian="9pt" style:font-size-complex="9pt"/>
    </style:style>
    <style:style style:name="P115" style:family="paragraph" style:parent-style-name="Title">
      <style:text-properties officeooo:paragraph-rsid="00534825"/>
    </style:style>
    <style:style style:name="P116" style:family="paragraph" style:parent-style-name="Title">
      <style:text-properties style:font-name="Verdana" fo:font-size="9pt" officeooo:paragraph-rsid="00534825" style:font-size-asian="9pt" style:font-size-complex="9pt"/>
    </style:style>
    <style:style style:name="P117" style:family="paragraph" style:parent-style-name="Title">
      <style:text-properties style:font-name="Verdana" fo:font-size="9pt" fo:font-weight="bold" officeooo:paragraph-rsid="00534825" style:font-size-asian="9pt" style:font-weight-asian="bold" style:font-size-complex="9pt" style:font-weight-complex="bold"/>
    </style:style>
    <style:style style:name="T1" style:family="text">
      <style:text-properties officeooo:rsid="00149bd9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fo:background-color="#ffffff" loext:char-shading-value="0" style:font-name-asian="Verdana2" style:font-weight-asian="normal" style:font-name-complex="Verdana2" style:font-weight-complex="normal"/>
    </style:style>
    <style:style style:name="T4" style:family="text">
      <style:text-properties fo:font-weight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name-asian="Verdana2" style:font-weight-asian="bold" style:font-name-complex="Verdana2"/>
    </style:style>
    <style:style style:name="T7" style:family="text">
      <style:text-properties fo:font-weight="bold" fo:background-color="#ffffff" loext:char-shading-value="0" style:font-name-asian="Verdana2" style:font-weight-asian="bold" style:font-name-complex="Verdana2"/>
    </style:style>
    <style:style style:name="T8" style:family="text">
      <style:text-properties fo:font-weight="bold" fo:background-color="#ffffff" loext:char-shading-value="0" style:font-name-asian="Verdana2" style:font-weight-asian="bold" style:font-name-complex="Verdana2" style:font-weight-complex="bold"/>
    </style:style>
    <style:style style:name="T9" style:family="text">
      <style:text-properties fo:font-variant="normal" fo:text-transform="none" fo:letter-spacing="normal" fo:font-style="normal" fo:font-weight="bold"/>
    </style:style>
    <style:style style:name="T10" style:family="text">
      <style:text-properties fo:font-variant="normal" fo:text-transform="none" fo:letter-spacing="normal" fo:font-style="normal" fo:font-weight="normal"/>
    </style:style>
    <style:style style:name="T11" style:family="text">
      <style:text-properties fo:font-variant="normal" fo:text-transform="none" fo:color="#222222" style:font-name="Georgia" fo:font-size="14.25pt" fo:letter-spacing="normal" fo:font-style="normal" fo:font-weight="bold"/>
    </style:style>
    <style:style style:name="T12" style:family="text">
      <style:text-properties fo:font-variant="normal" fo:text-transform="none" fo:color="#222222" style:font-name="Georgia" fo:font-size="14.25pt" fo:letter-spacing="normal" fo:font-style="normal" fo:font-weight="normal"/>
    </style:style>
    <style:style style:name="T13" style:family="text">
      <style:text-properties fo:font-variant="normal" fo:text-transform="none" fo:color="#222222" fo:font-size="14.25pt" fo:letter-spacing="normal" fo:font-style="normal" fo:font-weight="bold"/>
    </style:style>
    <style:style style:name="T14" style:family="text">
      <style:text-properties fo:font-variant="normal" fo:text-transform="none" fo:color="#222222" fo:font-size="14.25pt" fo:letter-spacing="normal" fo:font-style="normal" fo:font-weight="normal"/>
    </style:style>
    <style:style style:name="T15" style:family="text">
      <style:text-properties fo:font-variant="normal" fo:text-transform="none" fo:color="#222222" style:font-name="Verdana" fo:font-size="14.25pt" fo:letter-spacing="normal" fo:font-style="normal" fo:font-weight="bold"/>
    </style:style>
    <style:style style:name="T16" style:family="text">
      <style:text-properties fo:font-variant="normal" fo:text-transform="none" fo:color="#222222" style:font-name="Verdana" fo:font-size="14.25pt" fo:letter-spacing="normal" fo:font-style="normal" fo:font-weight="normal"/>
    </style:style>
    <style:style style:name="T17" style:family="text">
      <style:text-properties fo:font-variant="normal" fo:text-transform="none" fo:color="#222222" style:font-name="Verdana" fo:letter-spacing="normal" fo:font-style="normal" fo:font-weight="bold"/>
    </style:style>
    <style:style style:name="T18" style:family="text">
      <style:text-properties fo:font-variant="normal" fo:text-transform="none" fo:color="#222222" style:font-name="Verdana" fo:letter-spacing="normal" fo:font-style="normal" fo:font-weight="normal"/>
    </style:style>
    <style:style style:name="T19" style:family="text">
      <style:text-properties fo:font-variant="normal" fo:text-transform="none" fo:color="#222222" style:font-name="Verdana" fo:font-size="10pt" fo:letter-spacing="normal" fo:font-style="normal" fo:font-weight="bold" style:font-size-asian="10pt" style:font-size-complex="10pt"/>
    </style:style>
    <style:style style:name="T20" style:family="text">
      <style:text-properties fo:font-variant="normal" fo:text-transform="none" fo:color="#222222" style:font-name="Verdana" fo:font-size="10pt" fo:letter-spacing="normal" fo:font-style="normal" fo:font-weight="normal" style:font-size-asian="10pt" style:font-size-complex="10pt"/>
    </style:style>
    <style:style style:name="T21" style:family="text">
      <style:text-properties fo:font-variant="normal" fo:text-transform="none" fo:color="#222222" style:font-name="Verdana" fo:font-size="9pt" fo:letter-spacing="normal" fo:font-style="normal" fo:font-weight="bold" style:font-size-asian="9pt" style:font-size-complex="9pt"/>
    </style:style>
    <style:style style:name="T22" style:family="text">
      <style:text-properties fo:font-variant="normal" fo:text-transform="none" fo:color="#222222" style:font-name="Verdana" fo:font-size="9pt" fo:letter-spacing="normal" fo:font-style="normal" fo:font-weight="normal" style:font-size-asian="9pt" style:font-size-complex="9pt"/>
    </style:style>
    <style:style style:name="T23" style:family="text">
      <style:text-properties fo:font-variant="normal" fo:text-transform="none" fo:color="#222222" fo:letter-spacing="normal" fo:font-style="normal" fo:font-weight="normal"/>
    </style:style>
    <style:style style:name="T24" style:family="text">
      <style:text-properties fo:font-variant="normal" fo:text-transform="none" fo:color="#222222" fo:letter-spacing="normal" fo:font-style="normal" fo:font-weight="bold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solid" style:text-underline-width="auto" style:text-underline-color="font-color" fo:font-weight="bold" style:font-name-asian="Verdana2" style:font-weight-asian="bold" style:font-name-complex="Verdana2"/>
    </style:style>
    <style:style style:name="T27" style:family="text">
      <style:text-properties style:text-underline-style="solid" style:text-underline-width="auto" style:text-underline-color="font-color" style:font-name-asian="Verdana2" style:font-name-complex="Verdana2"/>
    </style:style>
    <style:style style:name="T28" style:family="text">
      <style:text-properties style:text-underline-style="solid" style:text-underline-width="auto" style:text-underline-color="font-color" fo:background-color="#ffffff" loext:char-shading-value="0" style:font-name-asian="Verdana2" style:font-name-complex="Verdana2"/>
    </style:style>
    <style:style style:name="T29" style:family="text">
      <style:text-properties style:text-underline-style="solid" style:text-underline-width="auto" style:text-underline-color="font-color" fo:background-color="#ffff00" loext:char-shading-value="0" style:font-name-asian="Verdana2" style:font-name-complex="Verdana2"/>
    </style:style>
    <style:style style:name="T30" style:family="text">
      <style:text-properties fo:background-color="#ffff00" loext:char-shading-value="0"/>
    </style:style>
    <style:style style:name="T31" style:family="text">
      <style:text-properties fo:background-color="#ffff00" loext:char-shading-value="0" style:font-name-asian="Verdana2" style:font-name-complex="Verdana2"/>
    </style:style>
    <style:style style:name="T32" style:family="text">
      <style:text-properties officeooo:rsid="001ab0f9"/>
    </style:style>
    <style:style style:name="T33" style:family="text">
      <style:text-properties officeooo:rsid="0021a9a6"/>
    </style:style>
    <style:style style:name="T34" style:family="text">
      <style:text-properties officeooo:rsid="0024fc3f"/>
    </style:style>
    <style:style style:name="T35" style:family="text">
      <style:text-properties officeooo:rsid="0027b11f"/>
    </style:style>
    <style:style style:name="T36" style:family="text">
      <style:text-properties officeooo:rsid="00393ced"/>
    </style:style>
    <style:style style:name="T37" style:family="text">
      <style:text-properties fo:background-color="#ff3333" loext:char-shading-value="0"/>
    </style:style>
    <style:style style:name="T38" style:family="text">
      <style:text-properties officeooo:rsid="00393ced" fo:background-color="#ff3333" loext:char-shading-value="0"/>
    </style:style>
    <style:style style:name="T39" style:family="text">
      <style:text-properties fo:background-color="#00cc33" loext:char-shading-value="0"/>
    </style:style>
    <style:style style:name="T40" style:family="text">
      <style:text-properties officeooo:rsid="003a675e" fo:background-color="#00cc33" loext:char-shading-value="0"/>
    </style:style>
    <style:style style:name="T41" style:family="text">
      <style:text-properties officeooo:rsid="003a675e"/>
    </style:style>
    <style:style style:name="T42" style:family="text">
      <style:text-properties fo:background-color="#ff0000" loext:char-shading-value="0"/>
    </style:style>
    <style:style style:name="T43" style:family="text">
      <style:text-properties officeooo:rsid="003fcfbf"/>
    </style:style>
    <style:style style:name="T44" style:family="text">
      <style:text-properties style:font-name-asian="Verdana2" style:font-name-complex="Verdana2"/>
    </style:style>
    <style:style style:name="T45" style:family="text">
      <style:text-properties fo:background-color="#ffffff" loext:char-shading-value="0" style:font-name-asian="Verdana2" style:font-name-complex="Verdana2"/>
    </style:style>
    <style:style style:name="T46" style:family="text">
      <style:text-properties officeooo:rsid="001520c2" fo:background-color="#ffffff" loext:char-shading-value="0" style:font-name-asian="Verdana2" style:font-name-complex="Verdana2"/>
    </style:style>
    <style:style style:name="T47" style:family="text">
      <style:text-properties officeooo:rsid="001e31dd" fo:background-color="#ffffff" loext:char-shading-value="0" style:font-name-asian="Verdana2" style:font-name-complex="Verdana2"/>
    </style:style>
    <style:style style:name="T48" style:family="text">
      <style:text-properties officeooo:rsid="001f84af" fo:background-color="#ffffff" loext:char-shading-value="0" style:font-name-asian="Verdana2" style:font-name-complex="Verdana2"/>
    </style:style>
    <style:style style:name="T49" style:family="text">
      <style:text-properties officeooo:rsid="0020af31" fo:background-color="#ffffff" loext:char-shading-value="0" style:font-name-asian="Verdana2" style:font-name-complex="Verdana2"/>
    </style:style>
    <style:style style:name="T50" style:family="text">
      <style:text-properties officeooo:rsid="0048b286" fo:background-color="#ffffff" loext:char-shading-value="0" style:font-name-asian="Verdana2" style:font-name-complex="Verdana2"/>
    </style:style>
    <style:style style:name="T51" style:family="text">
      <style:text-properties style:text-underline-style="none" fo:background-color="#ffffff" loext:char-shading-value="0" style:font-name-asian="Verdana2" style:font-name-complex="Verdana2"/>
    </style:style>
    <style:style style:name="T52" style:family="text">
      <style:text-properties style:text-underline-style="none" fo:font-weight="bold" style:font-name-asian="Verdana2" style:font-weight-asian="bold" style:font-name-complex="Verdana2"/>
    </style:style>
    <style:style style:name="T53" style:family="text">
      <style:text-properties officeooo:rsid="00534825"/>
    </style:style>
    <style:style style:name="T54" style:family="text">
      <style:text-properties fo:font-size="11.25pt"/>
    </style:style>
    <style:style style:name="T55" style:family="text">
      <style:text-properties style:font-name="Verdana"/>
    </style:style>
    <style:style style:name="T56" style:family="text">
      <style:text-properties style:font-name="Verdana" fo:font-weight="bold"/>
    </style:style>
    <style:style style:name="T57" style:family="text">
      <style:text-properties style:font-name="Verdana" fo:font-weight="bold" style:font-weight-asian="bold" style:font-weight-complex="bold"/>
    </style:style>
    <style:style style:name="T58" style:family="text">
      <style:text-properties style:font-name="Verdana" fo:font-size="10pt" style:font-size-asian="10pt" style:font-size-complex="10pt"/>
    </style:style>
    <style:style style:name="T59" style:family="text">
      <style:text-properties style:font-name="Verdana" fo:font-size="10pt" fo:font-weight="bold" style:font-size-asian="10pt" style:font-size-complex="10pt"/>
    </style:style>
    <style:style style:name="T60" style:family="text">
      <style:text-properties style:font-name="Verdana" fo:font-size="9pt" style:font-size-asian="9pt" style:font-size-complex="9pt"/>
    </style:style>
    <style:style style:name="T61" style:family="text">
      <style:text-properties style:font-name="Verdana" fo:font-size="9pt" fo:font-weight="bold" style:font-size-asian="9pt" style:font-size-complex="9pt"/>
    </style:style>
    <style:style style:name="T62" style:family="text">
      <style:text-properties style:font-name="Verdana" fo:font-size="9pt" fo:font-weight="bold" style:font-size-asian="9pt" style:font-weight-asian="bold" style:font-size-complex="9pt" style:font-weight-complex="bold"/>
    </style:style>
    <style:style style:name="T63" style:family="text">
      <style:text-properties style:font-name="Verdana" fo:font-size="12pt" fo:font-weight="bold" style:font-size-asian="12pt" style:font-weight-asian="bold" style:font-size-complex="12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0">Grammar Tips</text:p>
      <text:p text:style-name="P31"/>
      <text:p text:style-name="P5">SUBJECT – VERB – AGREEMENT</text:p>
      <text:p text:style-name="P6">This grammar tips are about subject verb agreement which are very important to make right sentence. For developing your spoken accuracy as well as solving problems of sentence building.</text:p>
      <text:p text:style-name="P32"/>
      <text:p text:style-name="P5">Subject – Verb – Agreement is the system how verb is used after subject.</text:p>
      <text:list xml:id="list921560211809782629" text:style-name="WWNum14">
        <text:list-item>
          <text:p text:style-name="P81"><text:span text:style-name="T44">She </text:span><text:span text:style-name="T26">is</text:span><text:span text:style-name="T44"> my teacher.<text:tab/></text:span></text:p>
        </text:list-item>
        <text:list-item>
          <text:p text:style-name="P81"><text:span text:style-name="T44">They </text:span><text:span text:style-name="T26">are</text:span><text:span text:style-name="T44"> my friends.</text:span></text:p>
        </text:list-item>
      </text:list>
      <text:p text:style-name="P31"/>
      <text:p text:style-name="P12">Rule-1</text:p>
      <text:p text:style-name="P5">There is ‘singular verb’ after ‘singular subject’<text:tab/></text:p>
      <text:list xml:id="list238956982844902431" text:style-name="WWNum8">
        <text:list-item>
          <text:p text:style-name="P82"><text:span text:style-name="T44">Shahed </text:span><text:span text:style-name="T26">learns</text:span><text:span text:style-name="T44"> English</text:span></text:p>
        </text:list-item>
        <text:list-item>
          <text:p text:style-name="P99"><text:span text:style-name="T44">They </text:span><text:span text:style-name="T26">learn</text:span><text:span text:style-name="T44"> English</text:span></text:p>
        </text:list-item>
        <text:list-item>
          <text:p text:style-name="P82"><text:span text:style-name="T44">A baby </text:span><text:span text:style-name="T26">is</text:span><text:span text:style-name="T44"> crying</text:span></text:p>
        </text:list-item>
        <text:list-item>
          <text:p text:style-name="P82"><text:span text:style-name="T44">The babies </text:span><text:span text:style-name="T26">are</text:span><text:span text:style-name="T44"> crying.</text:span></text:p>
        </text:list-item>
      </text:list>
      <text:p text:style-name="P31"/>
      <text:p text:style-name="P5">‘Plural verb’ should be used after ‘plural subject’<text:tab/></text:p>
      <text:list xml:id="list3901508437739578008" text:style-name="WWNum19">
        <text:list-item>
          <text:p text:style-name="P83"><text:span text:style-name="T44">My friend </text:span><text:span text:style-name="T26">was</text:span><text:span text:style-name="T44"> present in the meeting.</text:span></text:p>
        </text:list-item>
        <text:list-item>
          <text:p text:style-name="P83"><text:span text:style-name="T44">My friends </text:span><text:span text:style-name="T26">were</text:span><text:span text:style-name="T44"> present in the meeting.</text:span></text:p>
        </text:list-item>
      </text:list>
      <text:p text:style-name="P31"/>
      <text:p text:style-name="P12">Rule-2</text:p>
      <text:p text:style-name="P5">Singular subjects take ‘plural verb’ if they are connected by ‘And’<text:tab/></text:p>
      <text:list xml:id="list4361713977264960174" text:style-name="WWNum9">
        <text:list-item>
          <text:p text:style-name="P84"><text:span text:style-name="T44">Shahed </text:span><text:span text:style-name="T26">and</text:span><text:span text:style-name="T44"> Sabbir </text:span><text:span text:style-name="T52"><text:s/></text:span><text:span text:style-name="T26">are</text:span><text:span text:style-name="T44"> good friends.</text:span></text:p>
        </text:list-item>
        <text:list-item>
          <text:p text:style-name="P84"><text:span text:style-name="T44">Shamim </text:span><text:span text:style-name="T26">and</text:span><text:span text:style-name="T44"> Zeba help each other.</text:span></text:p>
        </text:list-item>
      </text:list>
      <text:p text:style-name="P31"/>
      <text:p text:style-name="P12">Rule-3</text:p>
      <text:p text:style-name="P31"><text:span text:style-name="T44">But ‘Singular verb’ is required after </text:span><text:span text:style-name="T26">and</text:span><text:span text:style-name="T44"> if </text:span><text:span text:style-name="T27">two subjects</text:span><text:span text:style-name="T44"> refers to the same person<text:tab/></text:span></text:p>
      <text:list xml:id="list5565139570301158680" text:style-name="WWNum6">
        <text:list-item>
          <text:p text:style-name="P85"><text:span text:style-name="T44">Slow and steady </text:span><text:span text:style-name="T26">wins</text:span><text:span text:style-name="T44"> the race. </text:span></text:p>
        </text:list-item>
        <text:list-item>
          <text:p text:style-name="P100"><text:span text:style-name="T44">Bread and butter </text:span><text:span text:style-name="T26">is</text:span><text:span text:style-name="T44"> my favorite food.</text:span></text:p>
        </text:list-item>
      </text:list>
      <text:p text:style-name="P31"/>
      <text:p text:style-name="P12">Rule-4</text:p>
      <text:p text:style-name="P5">The + subject + and + the + subject = ‘Plural verb’</text:p>
      <text:list xml:id="list2518865794500658654" text:style-name="WWNum16">
        <text:list-item>
          <text:p text:style-name="P86"><text:span text:style-name="T26">The</text:span><text:span text:style-name="T44"> teacher </text:span><text:span text:style-name="T26">and</text:span><text:span text:style-name="T44"> </text:span><text:span text:style-name="T26">the</text:span><text:span text:style-name="T44"> <text:tab/>guest </text:span><text:span text:style-name="T26">have</text:span><text:span text:style-name="T44"> joined the seminar.</text:span></text:p>
        </text:list-item>
        <text:list-item>
          <text:p text:style-name="P86"><text:span text:style-name="T26">The</text:span><text:span text:style-name="T44"> principal and </text:span><text:span text:style-name="T26">the</text:span><text:span text:style-name="T44"> <text:tab/>chairman </text:span><text:span text:style-name="T26">are</text:span><text:span text:style-name="T44"> taking rest.</text:span></text:p>
        </text:list-item>
      </text:list>
      <text:p text:style-name="P18"><text:s/></text:p>
      <text:p text:style-name="P12">Rule-5</text:p>
      <text:p text:style-name="P5">The + subject + and + subject = ‘Singular verb’</text:p>
      <text:list xml:id="list6482397300358736901" text:style-name="WWNum11">
        <text:list-item>
          <text:p text:style-name="P87"><text:span text:style-name="T26">The</text:span><text:span text:style-name="T44"> teacher </text:span><text:span text:style-name="T26">and</text:span><text:span text:style-name="T44"> guest </text:span><text:span text:style-name="T26">has</text:span><text:span text:style-name="T44"> joined the seminar.</text:span></text:p>
        </text:list-item>
        <text:list-item>
          <text:p text:style-name="P87"><text:span text:style-name="T26">The</text:span><text:span text:style-name="T44"> principal </text:span><text:span text:style-name="T26">and</text:span><text:span text:style-name="T44"> chairman </text:span><text:span text:style-name="T26">is</text:span><text:span text:style-name="T44"> taking rest.</text:span></text:p>
        </text:list-item>
      </text:list>
      <text:p text:style-name="P18"><text:s/></text:p>
      <text:p text:style-name="P18"><text:s/></text:p>
      <text:p text:style-name="P12">Rule-6</text:p>
      <text:p text:style-name="P5">‘Verb’ can be used both ‘singular and plural form’ in case of mathematical calculation.</text:p>
      <text:list xml:id="list5769156814816385791" text:style-name="WWNum15">
        <text:list-item>
          <text:p text:style-name="P88"><text:span text:style-name="T44">6 plus 3 </text:span><text:span text:style-name="T26">makes</text:span><text:span text:style-name="T44"> 9</text:span></text:p>
        </text:list-item>
        <text:list-item>
          <text:p text:style-name="P88"><text:span text:style-name="T44">6 plus 3 </text:span><text:span text:style-name="T26">make</text:span><text:span text:style-name="T44"> 9.</text:span></text:p>
        </text:list-item>
      </text:list>
      <text:p text:style-name="P5"><text:s/></text:p>
      <text:p text:style-name="P12">Rule-7</text:p>
      <text:p text:style-name="P5">‘One of’ takes ‘plural noun/Pronoun’ after it but ‘verb’ is singular.</text:p>
      <text:list xml:id="list2466978287824974871" text:style-name="WWNum20">
        <text:list-item>
          <text:p text:style-name="P89"><text:span text:style-name="T26">One of</text:span><text:span text:style-name="T44"> the boys </text:span><text:span text:style-name="T26">is</text:span><text:span text:style-name="T44"> a good player<text:tab/></text:span></text:p>
        </text:list-item>
        <text:list-item>
          <text:p text:style-name="P89"><text:span text:style-name="T26">One of</text:span><text:span text:style-name="T44"> them </text:span><text:span text:style-name="T26">has</text:span><text:span text:style-name="T44"> played well.</text:span></text:p>
        </text:list-item>
      </text:list>
      <text:p text:style-name="P31"/>
      <text:p text:style-name="P12">Rule-8</text:p>
      <text:p text:style-name="P5"><text:s/>A number of + Plural noun + Plural verb</text:p>
      <text:list xml:id="list532017618425846729" text:style-name="WWNum13">
        <text:list-item>
          <text:p text:style-name="P101">A number of people have visited sabbirsenglishworld.com<text:tab/></text:p>
        </text:list-item>
        <text:list-item>
          <text:p text:style-name="P101">A number of students are learning phonetics.</text:p>
        </text:list-item>
      </text:list>
      <text:p text:style-name="P31"/>
      <text:p text:style-name="P5"><text:tab/></text:p>
      <text:p text:style-name="P12"><text:soft-page-break/>Rule-9</text:p>
      <text:p text:style-name="P5">The number of + Plural noun + Singular verb</text:p>
      <text:list xml:id="list5259390995031373334" text:style-name="WWNum18">
        <text:list-item>
          <text:p text:style-name="P102">The number of people has visited website</text:p>
        </text:list-item>
        <text:list-item>
          <text:p text:style-name="P102">The number of students is learning phonetics.</text:p>
        </text:list-item>
      </text:list>
      <text:p text:style-name="P18"><text:s/></text:p>
      <text:p text:style-name="P12">Rule-10</text:p>
      <text:p text:style-name="P32"><text:span text:style-name="T44">There is always ‘singular verb’ after the names of countries, persons, Organizations etc even if they end with ‘</text:span><text:span text:style-name="T6">S</text:span><text:span text:style-name="T44">’</text:span></text:p>
      <text:list xml:id="list2483825913283355884" text:style-name="WWNum12">
        <text:list-item>
          <text:p text:style-name="P90"><text:span text:style-name="T44">John </text:span><text:span text:style-name="T26">keats</text:span><text:span text:style-name="T44"> </text:span><text:span text:style-name="T26">is</text:span><text:span text:style-name="T44"> called the poet of beauty.</text:span></text:p>
        </text:list-item>
        <text:list-item>
          <text:p text:style-name="P90"><text:span text:style-name="T44">James </text:span><text:span text:style-name="T26">is </text:span><text:span text:style-name="T44"><text:s/>a popular band singer.</text:span></text:p>
        </text:list-item>
        <text:list-item>
          <text:p text:style-name="P90"><text:span text:style-name="T44">The united </text:span><text:span text:style-name="T26">nations</text:span><text:span text:style-name="T44"> </text:span><text:span text:style-name="T26">rules</text:span><text:span text:style-name="T44"> the world.</text:span></text:p>
        </text:list-item>
      </text:list>
      <text:p text:style-name="P5"><text:s/></text:p>
      <text:p text:style-name="P12">Rule-11</text:p>
      <text:p text:style-name="P5">There/here takes ‘verb’ according to the ‘noun or pronoun’ after it.</text:p>
      <text:list xml:id="list9037147058589444437" text:style-name="WWNum1">
        <text:list-item>
          <text:p text:style-name="P91"><text:span text:style-name="T44">There </text:span><text:span text:style-name="T26">are</text:span><text:span text:style-name="T44"> many </text:span><text:span text:style-name="T26">researchers</text:span><text:span text:style-name="T44"> in ELRC project.</text:span></text:p>
        </text:list-item>
        <text:list-item>
          <text:p text:style-name="P91"><text:span text:style-name="T44">Here </text:span><text:span text:style-name="T26">is a</text:span><text:span text:style-name="T44"> </text:span><text:span text:style-name="T26">gift</text:span><text:span text:style-name="T44"> for you.</text:span></text:p>
        </text:list-item>
      </text:list>
      <text:p text:style-name="P5"><text:s/></text:p>
      <text:p text:style-name="P12">Rule-12</text:p>
      <text:p text:style-name="P31"><text:span text:style-name="T44"><text:s/>‘Singular verb’ should be used after ‘</text:span><text:span text:style-name="T6">no’</text:span></text:p>
      <text:list xml:id="list6962428244145459498" text:style-name="WWNum7">
        <text:list-item>
          <text:p text:style-name="P92"><text:span text:style-name="T26">No</text:span><text:span text:style-name="T44"> child </text:span><text:span text:style-name="T26">is</text:span><text:span text:style-name="T44"> cute here</text:span></text:p>
        </text:list-item>
        <text:list-item>
          <text:p text:style-name="P92"><text:span text:style-name="T26">No</text:span><text:span text:style-name="T44"> advice </text:span><text:span text:style-name="T26">was</text:span><text:span text:style-name="T44"> helpful for him.</text:span></text:p>
        </text:list-item>
      </text:list>
      <text:p text:style-name="P5"><text:s/></text:p>
      <text:p text:style-name="P12">Rule-13</text:p>
      <text:p text:style-name="P5">When phrase/Clause/Infinitive is used as a ‘Subject’ then it takes ‘Singular verb’</text:p>
      <text:list xml:id="list989560595110719843" text:style-name="WWNum2">
        <text:list-item>
          <text:p text:style-name="P93"><text:span text:style-name="T26">To walk is </text:span><text:span text:style-name="T44"><text:s/>a good exercise.</text:span></text:p>
        </text:list-item>
        <text:list-item>
          <text:p text:style-name="P93"><text:span text:style-name="T6">Swimming </text:span><text:span text:style-name="T44">is good for health.</text:span></text:p>
        </text:list-item>
      </text:list>
      <text:p text:style-name="P5"><text:s/></text:p>
      <text:p text:style-name="P12">Rule-14</text:p>
      <text:p text:style-name="P5">Uncountable noun is always ‘Singular’</text:p>
      <text:list xml:id="list3836126322335330881" text:style-name="WWNum5">
        <text:list-item>
          <text:p text:style-name="P94"><text:span text:style-name="T44">Water </text:span><text:span text:style-name="T26">is </text:span><text:span text:style-name="T44"><text:s/>a liquid substance.</text:span></text:p>
        </text:list-item>
        <text:list-item>
          <text:p text:style-name="P94"><text:span text:style-name="T44">Fifty dollars </text:span><text:span text:style-name="T26">is </text:span><text:span text:style-name="T44">a huge amount.</text:span></text:p>
        </text:list-item>
      </text:list>
      <text:p text:style-name="P5"><text:s/></text:p>
      <text:p text:style-name="P12">Rule-15</text:p>
      <text:p text:style-name="P5">Collective noun Generally takes ‘Singular verb’</text:p>
      <text:list xml:id="list8662383318197555920" text:style-name="WWNum21">
        <text:list-item>
          <text:p text:style-name="P95"><text:span text:style-name="T44">The </text:span><text:span text:style-name="T26">family lives</text:span><text:span text:style-name="T44"> together.</text:span></text:p>
        </text:list-item>
      </text:list>
      <text:p text:style-name="P31"/>
      <text:p text:style-name="P5">But ‘verb’ becomes plural after collective noun’ when it is divided.<text:tab/></text:p>
      <text:list xml:id="list6262762851011339187" text:style-name="WWNum3">
        <text:list-item>
          <text:p text:style-name="P103">The family live separately.</text:p>
        </text:list-item>
      </text:list>
      <text:p text:style-name="P31"/>
      <text:p text:style-name="P12">Rule-16</text:p>
      <text:p text:style-name="P5">The first part is considered as subject while there is preposition at the middle point of subject.</text:p>
      <text:list xml:id="list7159100994992811935" text:style-name="WWNum4">
        <text:list-item>
          <text:p text:style-name="P96"><text:span text:style-name="T26">A basket</text:span><text:span text:style-name="T44"> of apples </text:span><text:span text:style-name="T26">has</text:span><text:span text:style-name="T44"> been sold.</text:span></text:p>
        </text:list-item>
        <text:list-item>
          <text:p text:style-name="P96"><text:span text:style-name="T26">The color</text:span><text:span text:style-name="T44"> of his eyes </text:span><text:span text:style-name="T26">is </text:span><text:span text:style-name="T44">blue.</text:span></text:p>
        </text:list-item>
      </text:list>
      <text:p text:style-name="P31"/>
      <text:p text:style-name="P31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64">Singular Nouns</text:p>
          </table:table-cell>
          <table:table-cell table:style-name="Table1.A1" office:value-type="string">
            <text:p text:style-name="P64">Plural Nouns</text:p>
          </table:table-cell>
        </table:table-row>
        <table:table-row table:style-name="Table1.1">
          <table:table-cell table:style-name="Table1.A1" office:value-type="string">
            <text:p text:style-name="P19">Subject:</text:p>
            <text:p text:style-name="P7">Civics, Economies, Politics, Physics, Ethics, Mathematics, Athletics, Optics, <text:s/>Statistics, <text:s/>Polities</text:p>
            <text:p text:style-name="P8"/>
            <text:p text:style-name="P8">Innings, Gallows, Mumps, News, smallpox, whereabouts</text:p>
            <text:p text:style-name="P31"/>
            <text:p text:style-name="P5">Scenery, furniture, alphabet, poetry, information, equipment, expenditure, machinery, <text:span text:style-name="T1">luggage, bread, wheat, happiness, advice</text:span></text:p>
            <text:p text:style-name="P31"><text:soft-page-break/></text:p>
            <text:p text:style-name="P5">Either of, neither of, one of, each of, every of, none of, the number of, more than one</text:p>
            <text:p text:style-name="P31"/>
            <text:p text:style-name="P5">Half of singular is singular</text:p>
            <text:p text:style-name="P31"/>
            <text:p text:style-name="P5">Ninety Kilograms, Fifty miles, one and a half hours, 20 miles, money, much</text:p>
            <text:p text:style-name="P31"/>
            <text:p text:style-name="P5">Bread and butter, two and two</text:p>
          </table:table-cell>
          <table:table-cell table:style-name="Table1.A1" office:value-type="string">
            <text:p text:style-name="P9">Aristocracy, nobility, peasantry, Gentry, cattle, poultry, vermin, perfumery, public, people, police, men, women, the rich, the poor, military, folk, mass, mob, phenomena, swine, cloths, agenda, media</text:p>
            <text:p text:style-name="P31"/>
            <text:p text:style-name="P5">Savings, earnings, vegetables, surroundings, glasses, trousers, riches, aims, politics, wages, dues</text:p>
            <text:p text:style-name="P31"/>
            <text:p text:style-name="P5">A number of, both, all, all of, </text:p>
            <text:p text:style-name="P31"><text:soft-page-break/></text:p>
            <text:p text:style-name="P31"/>
            <text:p text:style-name="P5">Half of plural is plural</text:p>
          </table:table-cell>
        </table:table-row>
      </table:table>
      <text:p text:style-name="P31"/>
      <text:p text:style-name="P12">Subject Verb agreement:</text:p>
      <text:p text:style-name="P31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6">Subject</text:p>
          </table:table-cell>
          <table:table-cell table:style-name="Table2.A1" office:value-type="string">
            <text:p text:style-name="P6">with</text:p>
            <text:p text:style-name="P6">along with</text:p>
            <text:p text:style-name="P6">together with</text:p>
            <text:p text:style-name="P10">in consultation with</text:p>
            <text:p text:style-name="P11">no less than</text:p>
            <text:p text:style-name="P6">as well as</text:p>
            <text:p text:style-name="P6">in addition to</text:p>
            <text:p text:style-name="P6">accompanied by</text:p>
            <text:p text:style-name="P6">including</text:p>
            <text:p text:style-name="P6">containing</text:p>
          </table:table-cell>
        </table:table-row>
        <table:table-row table:style-name="Table2.1">
          <table:table-cell table:style-name="Table2.A1" office:value-type="string">
            <text:p text:style-name="P5">either…. or</text:p>
            <text:p text:style-name="P5">neither……. Nor</text:p>
            <text:p text:style-name="P5">not only but also </text:p>
          </table:table-cell>
          <table:table-cell table:style-name="Table2.A1" office:value-type="string">
            <text:p text:style-name="P6">Subject</text:p>
          </table:table-cell>
        </table:table-row>
      </table:table>
      <text:p text:style-name="P31"/>
      <text:p text:style-name="P31"/>
      <text:p text:style-name="P31"/>
      <table:table table:name="Table3" table:style-name="Table3">
        <table:table-column table:style-name="Table3.A" table:number-columns-repeated="2"/>
        <table:table-row table:style-name="Table3.1">
          <table:table-cell table:style-name="Table3.A1" office:value-type="string">
            <text:p text:style-name="P64">Countable</text:p>
          </table:table-cell>
          <table:table-cell table:style-name="Table3.A1" office:value-type="string">
            <text:p text:style-name="P64">Uncountable</text:p>
          </table:table-cell>
        </table:table-row>
        <table:table-row table:style-name="Table3.1">
          <table:table-cell table:style-name="Table3.A1" office:value-type="string">
            <text:p text:style-name="P66"/>
          </table:table-cell>
          <table:table-cell table:style-name="Table3.A1" office:value-type="string">
            <text:p text:style-name="P65">Work, water, money, time, soup, luggage, food, coffee</text:p>
          </table:table-cell>
        </table:table-row>
      </table:table>
      <text:p text:style-name="P31"/>
      <text:p text:style-name="P31"/>
      <text:p text:style-name="P12">Rule-21</text:p>
      <text:p text:style-name="P5">The following nouns can be both ‘Singular or Plural’ and take their respective form.</text:p>
      <text:p text:style-name="P5">Deer, pair, dozen, sheer etc.</text:p>
      <text:list xml:id="list8176890867805237608" text:style-name="WWNum10">
        <text:list-item>
          <text:p text:style-name="P97"><text:span text:style-name="T6">Five</text:span><text:span text:style-name="T44"> </text:span><text:span text:style-name="T6">dozen</text:span><text:span text:style-name="T44"> are need for you.</text:span></text:p>
        </text:list-item>
        <text:list-item>
          <text:p text:style-name="P97"><text:span text:style-name="T6">One dozen</text:span><text:span text:style-name="T44"> is needed for you.</text:span></text:p>
        </text:list-item>
      </text:list>
      <text:p text:style-name="P31"/>
      <text:p text:style-name="P12">Rule-24</text:p>
      <text:p text:style-name="P5">Temperature, distance, weather, time, money, quantity = ‘Singular Verb’.</text:p>
      <text:list xml:id="list6702493990594746300" text:style-name="WWNum17">
        <text:list-item>
          <text:p text:style-name="P98"><text:span text:style-name="T44">The temperature</text:span><text:span text:style-name="T6"> was</text:span><text:span text:style-name="T44"> 38 cc.</text:span></text:p>
        </text:list-item>
        <text:list-item>
          <text:p text:style-name="P98"><text:span text:style-name="T44">Ten mounds</text:span><text:span text:style-name="T6"> is</text:span><text:span text:style-name="T44"> a heavy weight.</text:span></text:p>
        </text:list-item>
      </text:list>
      <text:p text:style-name="P31"/>
      <text:p text:style-name="P13">Rule-25</text:p>
      <text:p text:style-name="P20">Number of + countable</text:p>
      <text:p text:style-name="P20">Amount of + uncountable</text:p>
      <text:p text:style-name="P26"/>
      <text:p text:style-name="P20">Some + any number = approximate</text:p>
      <text:p text:style-name="P26"/>
      <text:p text:style-name="P13">Rule-26</text:p>
      <text:p text:style-name="P22"><text:soft-page-break/>-es after -s / -sh / -ch : pass → passes, finish → finishes, watch → watches</text:p>
      <text:p text:style-name="P20">-y → -ies: study → studies, try → tries</text:p>
      <text:p text:style-name="P20">Also: go → goes, do → does</text:p>
      <text:p text:style-name="P26"/>
      <text:p text:style-name="P13">Rule-27</text:p>
      <text:p text:style-name="P20">always/never/often/sometimes/usually + present simple</text:p>
      <text:p text:style-name="P26"/>
      <text:p text:style-name="P13">Rule-28</text:p>
      <text:p text:style-name="P33"><text:span text:style-name="T45">Don’t use </text:span><text:span text:style-name="T7">to</text:span><text:span text:style-name="T45"> before </text:span><text:span text:style-name="T7">home, abroad, upstairs, downstairs, here, there, anywhere, nowhere, somewhere, underground, in, inside, out, outside, downtown, uptown</text:span><text:span text:style-name="T45">. These places are not noun, they are adverb of location except home.</text:span></text:p>
      <text:p text:style-name="P33"/>
      <text:p text:style-name="P14">Rule-29</text:p>
      <text:p text:style-name="P33"><text:span text:style-name="T7">Always, often, usually</text:span><text:span text:style-name="T45"> will be placed right before verb.</text:span></text:p>
      <text:p text:style-name="P33"/>
      <text:p text:style-name="P15"><text:span text:style-name="T45">Complex Sentence: </text:span><text:span text:style-name="T3">is just more than one simple sentence put together to make one sentence.</text:span></text:p>
      <text:p text:style-name="P16"/>
      <text:p text:style-name="P16"><text:span text:style-name="T45">Clause:</text:span><text:span text:style-name="T3"> is a group of words with both a subject and a verb.</text:span></text:p>
      <text:p text:style-name="P17"/>
      <text:p text:style-name="P17"><text:span text:style-name="T46">Dependent clause:</text:span> <text:span text:style-name="T2">can make sense on its own.</text:span></text:p>
      <text:p text:style-name="P2">Example: ‘I wore a warm coat.’</text:p>
      <text:p text:style-name="P17"/>
      <text:p text:style-name="P17"><text:span text:style-name="T46">Independent clause: </text:span><text:span text:style-name="T2">can not make sense on its own.</text:span></text:p>
      <text:p text:style-name="P2">Example: “….because the weather was cold”</text:p>
      <text:p text:style-name="P2"/>
      <text:p text:style-name="P2">This is a dependent clause because it has a subject and a verb but it doesn’t make any sense on its own. To make sense we need to add an independent clause. If we combine these two clauses we get a complex sentence- </text:p>
      <text:p text:style-name="P2">‘I wore a warm coat because the weather was cold.’</text:p>
      <text:p text:style-name="P2"/>
      <text:p text:style-name="P3"><text:span text:style-name="T5">Relative Clauses:</text:span> give essential or extra information about a person, place, or thing. We do this by using <text:span text:style-name="T5">relative pronouns</text:span> like <text:span text:style-name="T25">who</text:span>, <text:span text:style-name="T25">which</text:span> and <text:span text:style-name="T25">that</text:span>. </text:p>
      <text:p text:style-name="P3"/>
      <text:p text:style-name="P4"><text:span text:style-name="T32">E</text:span>xample<text:span text:style-name="T32">s:</text:span></text:p>
      <text:p text:style-name="P4">‘He’s the kind of person <text:span text:style-name="T30">who</text:span> is always friendly.’</text:p>
      <text:p text:style-name="P4"/>
      <text:p text:style-name="P3">Air pollution can cause health problems. Air pollution is largely caused by motor vehicles.</text:p>
      <text:p text:style-name="P3">Air pollution, <text:span text:style-name="T30">which</text:span> is mostly caused by motor vehicles, can cause health problems.</text:p>
      <text:p text:style-name="P3"/>
      <text:p text:style-name="P3">There is evidence that some people are more likely to smoke. These people have parents and friends who smoke.</text:p>
      <text:p text:style-name="P3">There is evidence that people <text:span text:style-name="T30">who</text:span> have parents and friends <text:span text:style-name="T30">that</text:span> smoke are more likely to smoke.</text:p>
      <text:p text:style-name="P3"/>
      <text:p text:style-name="P35"><text:span text:style-name="T8">Subordinate Clauses:</text:span><text:span text:style-name="T45"> describe nouns, pronouns, verbs, adverbs, and adjectives; or act as the subject or object of another clause. They are made by connecting an independent clause with a dependent clause with words like </text:span><text:span text:style-name="T28">as</text:span><text:span text:style-name="T45">, </text:span><text:span text:style-name="T28">if</text:span><text:span text:style-name="T45">, </text:span><text:span text:style-name="T28">because</text:span><text:span text:style-name="T45">, </text:span><text:span text:style-name="T28">although</text:span><text:span text:style-name="T51">, </text:span><text:span text:style-name="T28">even though</text:span><text:span text:style-name="T45">, </text:span><text:span text:style-name="T28">while</text:span><text:span text:style-name="T45">, </text:span><text:span text:style-name="T28">when</text:span><text:span text:style-name="T45">, </text:span><text:span text:style-name="T28">until</text:span><text:span text:style-name="T45">.</text:span></text:p>
      <text:p text:style-name="P35"/>
      <text:p text:style-name="P27"/>
      <text:p text:style-name="P27"><text:span text:style-name="T8">Conditional Clauses / ‘If clauses’:</text:span><text:span text:style-name="T45"> used to express that the action in the main clause can only take place if a certain condition is met. They are also useful for talking about unreal situations or to speculate about results in the past or present.</text:span></text:p>
      <text:p text:style-name="P27"><text:soft-page-break/></text:p>
      <text:p text:style-name="P27">Examples:</text:p>
      <text:p text:style-name="P21">If I had a million dollars, I would quit my job.</text:p>
      <text:p text:style-name="P21">I will be really happy, if I pass the IELTS test.</text:p>
      <text:p text:style-name="P27"/>
      <text:p text:style-name="P21">There are four different kinds of conditionals:</text:p>
      <text:p text:style-name="P21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8"><text:span text:style-name="T8">Zero Conditionals:</text:span><text:span text:style-name="T45"> used to talk about information that is true or facts, </text:span><text:span text:style-name="T47">events that happen generally</text:span><text:span text:style-name="T45">. </text:span><text:span text:style-name="T31">We can use </text:span><text:span text:style-name="T29">if</text:span><text:span text:style-name="T31"> or </text:span><text:span text:style-name="T29">when</text:span><text:span text:style-name="T31"> to introduce the conditional.</text:span></text:p>
            <text:p text:style-name="P60">If + present simple, … present simple</text:p>
            <text:p text:style-name="P28"/>
            <text:p text:style-name="P29"><text:span text:style-name="T45">Nowadays </text:span><text:span text:style-name="T31">when</text:span><text:span text:style-name="T45"> we travel long distances</text:span><text:span text:style-name="T31">,</text:span><text:span text:style-name="T45"> we usually use air travel.</text:span></text:p>
            <text:p text:style-name="P28"/>
          </table:table-cell>
          <table:table-cell table:style-name="Table4.B1" office:value-type="string">
            <text:p text:style-name="P30"><text:span text:style-name="T8">First conditionals:</text:span><text:span text:style-name="T45"> used to talk about things in the present or future. </text:span></text:p>
            <text:p text:style-name="P61">If + present simple, .. will + infinitive</text:p>
            <text:p text:style-name="P28"/>
            <text:p text:style-name="P28"><text:span text:style-name="T31">If</text:span><text:span text:style-name="T45"> the city’s population continues to grow</text:span><text:span text:style-name="T31">,</text:span><text:span text:style-name="T45"> we will need to build more infrastructure</text:span><text:span text:style-name="T48">s</text:span><text:span text:style-name="T45">.</text:span></text:p>
            <text:p text:style-name="P23">If it rains, I won't go to the park.</text:p>
            <text:p text:style-name="P23">If I have enough money, I'll buy some new shoes.</text:p>
            <text:p text:style-name="P23">She'll be late if the train is delayed.</text:p>
            <text:p text:style-name="P23">She'll miss the bus if she doesn't leave soon.</text:p>
          </table:table-cell>
        </table:table-row>
        <table:table-row>
          <table:table-cell table:style-name="Table4.A2" table:number-columns-spanned="2" office:value-type="string">
            <text:p text:style-name="P58">The first conditional describes a particular situation, whereas the zero conditional describes what happens in general.</text:p>
          </table:table-cell>
          <table:covered-table-cell/>
        </table:table-row>
        <table:table-row>
          <table:table-cell table:style-name="Table4.A3" office:value-type="string">
            <text:p text:style-name="P28"><text:span text:style-name="T8">Second Conditionals:</text:span><text:span text:style-name="T45"> used to talk about things that are impossible </text:span><text:span text:style-name="T50">and unreal</text:span><text:span text:style-name="T45">.</text:span></text:p>
            <text:p text:style-name="P28"/>
            <text:p text:style-name="P28"><text:span text:style-name="T31">If</text:span><text:span text:style-name="T45"> the sun didn’t come up </text:span><text:span text:style-name="T49">yesterday</text:span><text:span text:style-name="T31">,</text:span><text:span text:style-name="T45"> we wouldn’t have any life on earth.</text:span></text:p>
            <text:p text:style-name="P28"/>
            <text:p text:style-name="P24">If I were you, I would drive more carefully in the rain.</text:p>
            <text:p text:style-name="P55"/>
            <text:p text:style-name="P24">If dogs had wings, they would be able to fly.</text:p>
            <text:p text:style-name="P28"/>
          </table:table-cell>
          <table:table-cell table:style-name="Table4.A2" office:value-type="string">
            <text:p text:style-name="P28"><text:span text:style-name="T8">Third Conditionals:</text:span><text:span text:style-name="T45"> used to speculate about past events. It is often used when we regret something or to imagine a past unreal situation.</text:span></text:p>
            <text:p text:style-name="P62">result + if + conditional</text:p>
            <text:p text:style-name="P62">would have v3 + if + past perfect</text:p>
            <text:p text:style-name="P59"/>
            <text:p text:style-name="P28"><text:span text:style-name="T45">The Second World War would have never happened </text:span><text:span text:style-name="T31">if</text:span><text:span text:style-name="T45"> Germany had been given a fairer peace settlement in Word War One.</text:span></text:p>
            <text:p text:style-name="P28"/>
            <text:p text:style-name="P25">I would have told Mary<text:tab/>if I had seen her.</text:p>
            <text:p text:style-name="P56"/>
            <text:p text:style-name="P25">I would have invited Tara if she had been free yesterday.</text:p>
            <text:p text:style-name="P25"/>
            <text:p text:style-name="P25">Their teacher would have been sad if<text:tab/>they had not passed their exam.</text:p>
            <text:p text:style-name="P34"/>
          </table:table-cell>
        </table:table-row>
      </table:table>
      <text:p text:style-name="P21"/>
      <text:p text:style-name="P63"><text:span text:style-name="T9">Compound Sentences:</text:span><text:span text:style-name="T10"> consist of two independent clauses linked together with a conjunction such as ‘and’, ‘for’ or ‘but’.<text:line-break/></text:span></text:p>
      <text:p text:style-name="P67">I really want to study, but I’m too tired.<text:line-break/>She got to the test centr<text:span text:style-name="T33">e</text:span> early, and she did really well on her IELTS test.</text:p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68">With The</text:p>
          </table:table-cell>
          <table:table-cell table:style-name="Table5.B1" table:number-columns-spanned="2" office:value-type="string">
            <text:p text:style-name="P69">Without The</text:p>
          </table:table-cell>
          <table:covered-table-cell/>
        </table:table-row>
        <table:table-row>
          <table:table-cell table:style-name="Table5.A2" office:value-type="string">
            <text:p text:style-name="P70">The United Kingdom</text:p>
            <text:p text:style-name="P70">The Kingdom of Saudi Arabia </text:p>
            <text:p text:style-name="P70">The Netherlands</text:p>
            <text:p text:style-name="P70"/>
          </table:table-cell>
          <table:table-cell table:style-name="Table5.A2" office:value-type="string">
            <text:p text:style-name="P70">E<text:span text:style-name="T34">c</text:span>uador</text:p>
            <text:p text:style-name="P70">New Zealand</text:p>
            <text:p text:style-name="P70">Russia</text:p>
            <text:p text:style-name="P70">India</text:p>
            <text:p text:style-name="P70"><text:soft-page-break/>Pakistan</text:p>
            <text:p text:style-name="P70">Bangladesh</text:p>
            <text:p text:style-name="P70">Nepal</text:p>
            <text:p text:style-name="P71">China</text:p>
          </table:table-cell>
          <table:table-cell table:style-name="Table5.C2" office:value-type="string">
            <text:p text:style-name="P72">Singapore</text:p>
            <text:p text:style-name="P72"/>
          </table:table-cell>
        </table:table-row>
      </table:table>
      <text:p text:style-name="P67"/>
      <text:p text:style-name="P13">Rule-28</text:p>
      <text:p text:style-name="P20">Wrong: Most of people have cell phones these days.</text:p>
      <text:p text:style-name="P20">Correct: Most people / Most of the people have cell phones these days.</text:p>
      <text:p text:style-name="P26"/>
      <text:p text:style-name="P20">Wrong: Some <text:span text:style-name="T43">C</text:span>anadian people hate winter.</text:p>
      <text:p text:style-name="P20">Correct: Some <text:span text:style-name="T43">C</text:span>anadians hate winter.</text:p>
      <text:p text:style-name="P26"/>
      <text:p text:style-name="P20">Wrong: Muslim people fast during Ramadan.</text:p>
      <text:p text:style-name="P20">Correct: Muslims fast during Ramadan.</text:p>
      <text:p text:style-name="P26"/>
      <text:p text:style-name="P20">Wrong: Some of people enjoy watching movies.</text:p>
      <text:p text:style-name="P20">Correct: Some people enjoy watching movies.</text:p>
      <text:p text:style-name="P26"/>
      <text:p text:style-name="P20">Wrong: A lot people study English.</text:p>
      <text:p text:style-name="P20">Correct: A lot of people study English.</text:p>
      <text:p text:style-name="P26"/>
      <text:p text:style-name="P20">Wrong: Every people should get an education.</text:p>
      <text:p text:style-name="P20">Correct: Everybody / Everyone / Every person should get an education.</text:p>
      <text:p text:style-name="P26"/>
      <text:p text:style-name="P20">Wrong: All person need water to survive.</text:p>
      <text:p text:style-name="P20">Correct: All people need water to survive.</text:p>
      <text:p text:style-name="P20"/>
      <text:p text:style-name="P20">Wrong: People likes my cooking.</text:p>
      <text:p text:style-name="P20">Correct: People like my cooking.</text:p>
      <text:p text:style-name="P26"/>
      <text:p text:style-name="P20">Wrong: Everybody like my cooking.</text:p>
      <text:p text:style-name="P20">Correct: Everybody likes my cooking.</text:p>
      <text:p text:style-name="P26"/>
      <text:p text:style-name="P20">Wrong: He would like to meet in two days later.</text:p>
      <text:p text:style-name="P20">Correct: He would like to meet in two days.</text:p>
      <text:p text:style-name="P20">Correct: He would like to meet two days later.</text:p>
      <text:p text:style-name="P26"/>
      <text:p text:style-name="P57">Rule: if there is no number before million, hundred, thousand, and billion then it will be in plural form. </text:p>
      <text:p text:style-name="P20">Wrong: He stole million of dolls.</text:p>
      <text:p text:style-name="P20">Correct: He stole millions of dolls.</text:p>
      <text:p text:style-name="P26"/>
      <text:p text:style-name="P20">Wrong: He has hundred of friends on FB.</text:p>
      <text:p text:style-name="P20">Correct: He has hundreds of friends on FB.</text:p>
      <text:p text:style-name="P26"/>
      <text:p text:style-name="P20"><text:span text:style-name="T30">Rule: if there is a ‘number’ or ‘several’ before million, hundred, thousand, and billion then it will be in</text:span> <text:span text:style-name="T30">singular form.</text:span></text:p>
      <text:p text:style-name="P20">Wrong: I have 25 millions dollars.</text:p>
      <text:p text:style-name="P20">Correct: I have 25 million dollars.</text:p>
      <text:p text:style-name="P26"/>
      <text:p text:style-name="P20"><text:soft-page-break/>Wrong: I have 2 hundreds friends.</text:p>
      <text:p text:style-name="P20">Correct: I have 2 hundred friends.</text:p>
      <text:p text:style-name="P26"/>
      <text:p text:style-name="P57">Rule: don’t start a sentence with a number !!</text:p>
      <text:p text:style-name="P20">Wrong: 5 cats live at the shelter.</text:p>
      <text:p text:style-name="P20">Correct: There are 5 cats at the shelter.</text:p>
      <text:p text:style-name="P20"/>
      <text:p text:style-name="P57">Rule: write single numbers with letters.</text:p>
      <text:p text:style-name="P20">Wrong: I have 9 cats.</text:p>
      <text:p text:style-name="P20">Correct: I have nine cats.</text:p>
      <text:p text:style-name="P26"/>
      <text:p text:style-name="P57">Rule: if there is a hyphen between a number and its unit then the unit will be in singular form.</text:p>
      <text:p text:style-name="P20">Wrong: I have an eight-years-old son.</text:p>
      <text:p text:style-name="P20">Correct: I have an eight-year-old son.</text:p>
      <text:p text:style-name="P26"/>
      <text:p text:style-name="P20"/>
      <text:p text:style-name="P20">Wrong: I am eight year old.</text:p>
      <text:p text:style-name="P20">Correct: I am eight years old.</text:p>
      <text:p text:style-name="P36"/>
      <text:p text:style-name="P36">Wrong: the highest number of population.</text:p>
      <text:p text:style-name="P36">Correct: the highest number of peop<text:span text:style-name="T35">l</text:span>e.</text:p>
      <text:p text:style-name="P36"/>
      <text:p text:style-name="P37">Wrong: the highest number of people is in Ecuador</text:p>
      <text:p text:style-name="P37">Correct: the highest number of people live in Ecuador</text:p>
      <text:p text:style-name="P37"/>
      <text:p text:style-name="P38">Wrong: In terms of infant mortalities</text:p>
      <text:p text:style-name="P38">Correct: In terms of infant mortality rate</text:p>
      <text:p text:style-name="P38"/>
      <text:p text:style-name="P39">Wrong: at the top position</text:p>
      <text:p text:style-name="P39">Correct: at the top</text:p>
      <text:p text:style-name="P39"/>
      <text:p text:style-name="P40">Wrong: at the bottom position</text:p>
      <text:p text:style-name="P40">Correct: at the bottom</text:p>
      <text:p text:style-name="P40"/>
      <text:p text:style-name="P41">Wrong: except Bolivia</text:p>
      <text:p text:style-name="P41">Correct: except in Bolivia</text:p>
      <text:p text:style-name="P41"/>
      <text:p text:style-name="P41">Wrong: except in Bolivia which is below 80%.</text:p>
      <text:p text:style-name="P41">Correct: except in Bolivia where it is below 80%.</text:p>
      <text:p text:style-name="P41"/>
      <text:p text:style-name="P41">Wrong: crime is one of the important concerns in the current world.</text:p>
      <text:p text:style-name="P41">Correct: Crime is one of the main concerns in the current world.</text:p>
      <text:p text:style-name="P41"/>
      <text:p text:style-name="P42">Wrong: because of poverty</text:p>
      <text:p text:style-name="P42">Correct: Due to poverty</text:p>
      <text:p text:style-name="P43"/>
      <text:p text:style-name="P44">Wrong: the production of carbon dioxide by road transport was sharply increased except in 1990</text:p>
      <text:p text:style-name="P44">Correct: the production of carbon dioxide by road transport sharply increased except in 1990.</text:p>
      <text:p text:style-name="P44"/>
      <text:p text:style-name="P45">Wrong: earth</text:p>
      <text:p text:style-name="P45">Correct: Earth</text:p>
      <text:p text:style-name="P45"><text:soft-page-break/></text:p>
      <text:p text:style-name="P45">Wrong: money needed</text:p>
      <text:p text:style-name="P45">Correct: money is needed</text:p>
      <text:p text:style-name="P45"/>
      <text:p text:style-name="P45">Wrong: 6 millions people</text:p>
      <text:p text:style-name="P45">Correct: 6 million people</text:p>
      <text:p text:style-name="P45"/>
      <text:p text:style-name="P46">Wrong: approximately same</text:p>
      <text:p text:style-name="P46">Correct: approximately the same</text:p>
      <text:p text:style-name="P46"/>
      <text:p text:style-name="P47">Wrong: the number of visitors to this museum was considerably increased to nearly 4 millions.</text:p>
      <text:p text:style-name="P47">Correct: the number of visitors to this museum had considerably increased to nearly 4 million.</text:p>
      <text:p text:style-name="P47"/>
      <text:p text:style-name="P47">Wrong: education fees</text:p>
      <text:p text:style-name="P47">Correct: educational fees</text:p>
      <text:p text:style-name="P47"/>
      <text:p text:style-name="P47">Wrong: state</text:p>
      <text:p text:style-name="P47">Correct: The state</text:p>
      <text:p text:style-name="P47"/>
      <text:p text:style-name="P47">Wrong: the government should give equal opportunity to it citizen</text:p>
      <text:p text:style-name="P47">Correct: the government should give equal opportunities to its citizens</text:p>
      <text:p text:style-name="P47"/>
      <text:p text:style-name="P48">Wrong: outside of the country</text:p>
      <text:p text:style-name="P48">Correct: outside the country</text:p>
      <text:p text:style-name="P48"/>
      <text:p text:style-name="P49">Wrong: on the other hand, the percentage of workers in services <text:span text:style-name="T37">were</text:span> <text:span text:style-name="T37">remain</text:span> the same from 1985 to 1990, <text:span text:style-name="T36">after that it continued to increase and reached </text:span><text:span text:style-name="T38">to</text:span><text:span text:style-name="T36"> about </text:span><text:span text:style-name="T38">60%</text:span><text:span text:style-name="T36"> in 2000 and it expected that the growth will continue to 2005 with approximate 80% of the total workers.</text:span></text:p>
      <text:p text:style-name="P49"/>
      <text:p text:style-name="P49">Correct: on the other hand, the percentage of worker in services <text:span text:style-name="T39">remained</text:span> the same from 1985 to 1990, <text:span text:style-name="T41">after that it continued to increase and reached about </text:span><text:span text:style-name="T40">60</text:span><text:span text:style-name="T41"> in 2000 and it is expected that the growth will continue to 2025 with approximately 80% of the total workers.</text:span></text:p>
      <text:p text:style-name="P49"/>
      <text:p text:style-name="P50">Wrong: it is expected that it will <text:span text:style-name="T42">be</text:span> remain constant till 2025.</text:p>
      <text:p text:style-name="P50">Correct: it is expected that it will remain constant till 2025.</text:p>
      <text:p text:style-name="P50"/>
      <text:p text:style-name="P50">Wrong: can not</text:p>
      <text:p text:style-name="P50">Correct: cannot</text:p>
      <text:p text:style-name="P50"/>
      <text:p text:style-name="P51">Wrong: the beef consumption</text:p>
      <text:p text:style-name="P51">Correct: the consumption of beef</text:p>
      <text:p text:style-name="P51"/>
      <text:p text:style-name="P51">Wrong: with regard to</text:p>
      <text:p text:style-name="P51">Correct: with regards to</text:p>
      <text:p text:style-name="P51"/>
      <text:p text:style-name="P51">Wrong: they do not involve in war</text:p>
      <text:p text:style-name="P51">Correct: they are not involved in any kind of war</text:p>
      <text:p text:style-name="P51"/>
      <text:p text:style-name="P51">Wrong: there are rather important issues to spend money than weapon.</text:p>
      <text:p text:style-name="P51">Correct: there are rather important issues to spend money on than weapon.</text:p>
      <text:p text:style-name="P51"/>
      <text:p text:style-name="P52"><text:soft-page-break/>Wrong: to make work opportunities.</text:p>
      <text:p text:style-name="P52">Correct: to create job opportunities.</text:p>
      <text:p text:style-name="P52"/>
      <text:p text:style-name="P53">Wrong: money is required to provide better education and health facilities.</text:p>
      <text:p text:style-name="P53">Correct: money is required to provide better educational and health care facilities.</text:p>
      <text:p text:style-name="P53"/>
      <text:p text:style-name="P54">Wrong: the trend to commit crime will also be reduced.</text:p>
      <text:p text:style-name="P54">Correct: the trend to commit crimes can also be reduced.</text:p>
      <text:p text:style-name="P54"/>
      <text:p text:style-name="P54">Wrong: thus society will be peaceful and crime free.</text:p>
      <text:p text:style-name="P54">Correct: thus society will become peaceful and crime free.</text:p>
      <text:p text:style-name="P54"/>
      <text:p text:style-name="P54"/>
      <text:p text:style-name="P115"><text:a xlink:type="simple" xlink:href="http://www.businessinsider.com/a-guide-to-proper-comma-use-2013-9"><text:span text:style-name="T63">13 Rules For Using Commas</text:span></text:a></text:p>
      <text:p text:style-name="P116"/>
      <text:p text:style-name="P117"><text:span text:style-name="T53">Use a comma before any coordinating conjunction (and, but, for, or, nor, so, yet) that links two independent clauses.</text:span></text:p>
      <text:p text:style-name="P77">FANBOYS = for, and, nor, but, or, yet, so</text:p>
      <text:p text:style-name="P78"/>
      <text:p text:style-name="P75">Example: "I went running, and I saw a duck."</text:p>
      <text:p text:style-name="P75"/>
      <text:p text:style-name="P74"><text:span text:style-name="Strong_20_Emphasis"><text:span text:style-name="T61">Use a comma after a dependent clause that starts a sentence.</text:span></text:span></text:p>
      <text:p text:style-name="P76"/>
      <text:p text:style-name="P73"><text:span text:style-name="Strong_20_Emphasis"><text:span text:style-name="T61">Use commas to offset appositives from the rest of the sentence.</text:span></text:span></text:p>
      <text:p text:style-name="P73"><text:span text:style-name="T60">"While running, I saw a mallard, a kind of duck."</text:span></text:p>
      <text:p text:style-name="P76">"A mallard, the kind of duck I saw when I went running, attacked me."</text:p>
      <text:p text:style-name="P76">"A mallard, a kind of duck, attacked me."</text:p>
      <text:p text:style-name="P73"><text:span text:style-name="T60">"A mallard, the kind of duck I saw when I went running, attacked me."</text:span></text:p>
      <text:p text:style-name="P76"/>
      <text:p text:style-name="P73"><text:span text:style-name="Strong_20_Emphasis"><text:span text:style-name="T61">Use commas to separate items in a series.</text:span></text:span></text:p>
      <text:p text:style-name="P76">"I saw a duck, a magician, and a liquor store when I went running."</text:p>
      <text:p text:style-name="P76"/>
      <text:p text:style-name="P73"><text:span text:style-name="Strong_20_Emphasis"><text:span text:style-name="T61">Use a comma after introductory adverbs.</text:span></text:span></text:p>
      <text:p text:style-name="P76">"Finally, I went running."</text:p>
      <text:p text:style-name="P76">"Unsurprisingly, I saw a duck when I went running."</text:p>
      <text:p text:style-name="P76"/>
      <text:p text:style-name="P73"><text:span text:style-name="Strong_20_Emphasis"><text:span text:style-name="T61">Use a comma when attributing quotes.</text:span></text:span></text:p>
      <text:p text:style-name="P76">The runner said, "I saw a duck."</text:p>
      <text:p text:style-name="P76">"I saw a duck," said the runner.</text:p>
      <text:p text:style-name="P76"/>
      <text:p text:style-name="P104"><text:span text:style-name="Strong_20_Emphasis"><text:span text:style-name="T61">Use a comma to separate each element in an address. Also use a comma after a city-state combination within a sentence.</text:span></text:span></text:p>
      <text:p text:style-name="P112">"I work at 257 Park Ave. South, New York, N.Y. 10010."</text:p>
      <text:p text:style-name="P112">"Cleveland, Ohio, is a great city."</text:p>
      <text:p text:style-name="P111"><text:span text:style-name="Strong_20_Emphasis"><text:span text:style-name="T61">Also use a comma to separate the elements in a full date (weekday, month and day, and year). Also separate a combination of those elements from the rest of the sentence with commas.</text:span></text:span></text:p>
      <text:p text:style-name="P113"><text:span text:style-name="Strong_20_Emphasis"><text:span text:style-name="T21">"</text:span></text:span><text:span text:style-name="T22">March 15, 2013, was a strange day." Even if you add a weekday, keep the comma after "2013."</text:span></text:p>
      <text:p text:style-name="P114">"Friday, March 15, 2013, was a strange day."</text:p>
      <text:p text:style-name="P114"><text:soft-page-break/>"Friday, March 15, was a strange day."</text:p>
      <text:p text:style-name="P114">You don't need to add a comma when the sentence mentions only the month and year. "March 2013 was a strange month."</text:p>
      <text:p text:style-name="P112"/>
      <text:p text:style-name="P113"><text:span text:style-name="Strong_20_Emphasis"><text:span text:style-name="T21">Use a comma when the first word of the sentence is freestanding "yes" or "no."</text:span></text:span></text:p>
      <text:p text:style-name="P114">"Yes, I saw a duck when I went running."</text:p>
      <text:p text:style-name="P114">"No, the duck didn't bite me."</text:p>
      <text:p text:style-name="P108"/>
      <text:p text:style-name="P106"><text:span text:style-name="Strong_20_Emphasis"><text:span text:style-name="T21">Use a comma when directly addressing someone or something in a sentence.</text:span></text:span></text:p>
      <text:p text:style-name="P109"><text:span text:style-name="T23">My editor often asks, "Christina, is that article up yet?"</text:span></text:p>
      <text:p text:style-name="P109"><text:span text:style-name="T23">"Stop clubbing, baby seals."</text:span></text:p>
      <text:p text:style-name="P106"><text:span text:style-name="Strong_20_Emphasis"><text:span text:style-name="T21">Use a comma between two adjectives that modify the same noun.</text:span></text:span></text:p>
      <text:p text:style-name="P110"><text:span text:style-name="T23">"I saw the big, mean duck when I went running."</text:span></text:p>
      <text:p text:style-name="P105">Only coordinate adjectives require a comma between them. Two adjectives are coordinate if you can answer yes to both of these questions: </text:p>
      <text:p text:style-name="P105">1. Does the sentence still make sense if you reverse the order of the words? 2. Does the sentence still make sense if you insert "and" between the words?</text:p>
      <text:p text:style-name="P114">Since "I saw the mean, big duck " and "I saw the big and mean duck" both sound fine, you need the comma.</text:p>
      <text:p text:style-name="P114">Sentences with non-coordinate adjectives, however, don't require a comma. For example, "I lay under the powerful summer sun." "Powerful" describes "summer sun" as a whole phrase. This often occurs with adjunct nouns, a phrase where a noun acts as an adjective describing another noun — like "chicken soup" or "dance club."</text:p>
      <text:p text:style-name="P107"><text:span text:style-name="T60"><text:line-break/></text:span><text:span text:style-name="Strong_20_Emphasis"><text:span text:style-name="T21">Use a comma to offset negation in a sentence.</text:span></text:span></text:p>
      <text:p text:style-name="P110"><text:span text:style-name="T23">"I saw a duck, not a baby seal, when I went running."</text:span></text:p>
      <text:p text:style-name="P110"><text:span text:style-name="T23">"I saw a duck, not a baby seal, when I went running."</text:span></text:p>
      <text:p text:style-name="P114">In this case, you still need the comma if the negation occurs at the end of the sentence. "I saw a baby seal, not a duck."</text:p>
      <text:p text:style-name="P114">Also use commas when any distinct shift occurs in the sentence or thought process. "The cloud looked like an animal, perhaps a baby seal."</text:p>
      <text:p text:style-name="P110"/>
      <text:p text:style-name="P107"><text:span text:style-name="Strong_20_Emphasis"><text:span text:style-name="T21">Use commas before every sequence of three numbers when writing a number larger than 999. (Two exceptions are writing years and house numbers.)</text:span></text:span></text:p>
      <text:p text:style-name="P114">For example, 10,000 or 1,304,687</text:p>
      <text:p text:style-name="P107"><text:span text:style-name="Strong_20_Emphasis"><text:span text:style-name="T2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Georgia" svg:font-family="Georgia, Times, sans-serif"/>
    <style:font-face style:name="headline-semi-bold" svg:font-family="headline-semi-bold, Helvetica, Arial, sans-serif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Verdana1" svg:font-family="Verdana" style:font-family-generic="roman" style:font-pitch="variable"/>
    <style:font-face style:name="Caladea" svg:font-family="Caladea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  <style:font-face style:name="Verdana2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style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39in" fo:margin-bottom="0in" style:contextual-spacing="tru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style:contextual-spacing="tru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11in" fo:margin-bottom="0in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style:contextual-spacing="tru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139in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ListLabel_20_1" style:display-name="ListLabel 1" style:family="text">
      <style:text-properties style:font-name="Verdana1" fo:font-family="Verdana" style:font-family-generic="roman" style:font-pitch="variable" fo:font-size="9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Verdana1" fo:font-family="Verdana" style:font-family-generic="roman" style:font-pitch="variable" fo:font-size="9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Verdana1" fo:font-family="Verdana" style:font-family-generic="roman" style:font-pitch="variable" fo:font-size="9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Verdana1" fo:font-family="Verdana" style:font-family-generic="roman" style:font-pitch="variable" fo:font-size="9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Verdana1" fo:font-family="Verdana" style:font-family-generic="roman" style:font-pitch="variable" fo:font-size="9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Verdana1" fo:font-family="Verdana" style:font-family-generic="roman" style:font-pitch="variable" fo:font-size="9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Verdana1" fo:font-family="Verdana" style:font-family-generic="roman" style:font-pitch="variable" fo:font-size="9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Verdana1" fo:font-family="Verdana" style:font-family-generic="roman" style:font-pitch="variable" fo:font-size="9pt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font-name="Verdana1" fo:font-family="Verdana" style:font-family-generic="roman" style:font-pitch="variable" fo:font-size="9pt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font-name="Verdana1" fo:font-family="Verdana" style:font-family-generic="roman" style:font-pitch="variable" fo:font-size="9pt"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font-name="Verdana1" fo:font-family="Verdana" style:font-family-generic="roman" style:font-pitch="variable" fo:font-size="9pt"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font-name="Verdana1" fo:font-family="Verdana" style:font-family-generic="roman" style:font-pitch="variable" fo:font-size="9pt"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font-name="Verdana1" fo:font-family="Verdana" style:font-family-generic="roman" style:font-pitch="variable" fo:font-size="9pt"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font-name="Verdana1" fo:font-family="Verdana" style:font-family-generic="roman" style:font-pitch="variable" fo:font-size="9pt"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font-name="Verdana1" fo:font-family="Verdana" style:font-family-generic="roman" style:font-pitch="variable" fo:font-size="9pt"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font-name="Verdana1" fo:font-family="Verdana" style:font-family-generic="roman" style:font-pitch="variable" fo:font-size="9pt"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font-name="Verdana1" fo:font-family="Verdana" style:font-family-generic="roman" style:font-pitch="variable" fo:font-size="9pt"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font-name="Verdana1" fo:font-family="Verdana" style:font-family-generic="roman" style:font-pitch="variable" fo:font-size="9pt"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font-name="Verdana1" fo:font-family="Verdana" style:font-family-generic="roman" style:font-pitch="variable" fo:font-size="9pt"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font-name="Verdana1" fo:font-family="Verdana" style:font-family-generic="roman" style:font-pitch="variable" fo:font-size="9pt"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font-name="Verdana1" fo:font-family="Verdana" style:font-family-generic="roman" style:font-pitch="variable" fo:font-size="9pt"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55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56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57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58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59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60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61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62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64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65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66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67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68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69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70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71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73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74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75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76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77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78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79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80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82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83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84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85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86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87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88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89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style:contextual-spacing="false" fo:text-align="end" style:justify-single-word="false"/>
    </style:style>
    <style:page-layout style:name="Mpm1">
      <style:page-layout-properties fo:page-width="8.5in" fo:page-height="11in" style:num-format="1" style:print-orientation="portrait" fo:margin-top="1in" fo:margin-bottom="0.5in" fo:margin-left="1in" fo:margin-right="1in" fo:background-color="#ffffff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10</text:page-number> of <text:page-count>1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7-09-29T18:49:14.665481103</dc:date>
    <meta:editing-duration>PT18H56M10S</meta:editing-duration>
    <meta:editing-cycles>73</meta:editing-cycles>
    <meta:document-statistic meta:table-count="5" meta:image-count="0" meta:object-count="0" meta:page-count="10" meta:paragraph-count="352" meta:word-count="2947" meta:character-count="16721" meta:non-whitespace-character-count="14113"/>
  </office:meta>
</office:document-meta>
</file>